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2.69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-color="#000000" draw:opacity="3%" draw:textarea-horizontal-align="center" draw:textarea-vertical-align="middle" draw:shadow-opacity="3%"/>
    </style:style>
    <style:style style:name="gr6" style:family="graphic" style:parent-style-name="standard">
      <style:graphic-properties draw:fill-color="#ffff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3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7.244cm"/>
    </style:style>
    <style:style style:name="gr10" style:family="graphic" style:parent-style-name="standard">
      <style:graphic-properties draw:stroke="none" draw:fill="none" draw:fill-color="#ffffff" fo:min-height="11.786cm"/>
    </style:style>
    <style:style style:name="gr11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2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2.214cm"/>
    </style:style>
    <style:style style:name="gr14" style:family="graphic" style:parent-style-name="standard">
      <style:graphic-properties draw:stroke="none" draw:fill="none" draw:fill-color="#ffffff" fo:min-height="1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5cm" fo:min-width="19.932cm"/>
    </style:style>
    <style:style style:name="gr16" style:family="graphic" style:parent-style-name="standard">
      <style:graphic-properties svg:stroke-width="0.1cm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cm"/>
    </style:style>
    <style:style style:name="gr18" style:family="graphic" style:parent-style-name="standard">
      <style:graphic-properties svg:stroke-width="0.1cm" svg:stroke-color="#008000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svg:stroke-width="0.1cm" svg:stroke-color="#008000" draw:marker-start="Arrow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22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02cm"/>
    </style:style>
    <style:style style:name="gr22" style:family="graphic" style:parent-style-name="standard">
      <style:graphic-properties draw:fill-color="#e6e6e6" draw:textarea-horizontal-align="justify" draw:textarea-vertical-align="top" fo:padding-top="0.2cm" fo:padding-bottom="0.2cm" fo:padding-left="0.2cm" fo:padding-right="0.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7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6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55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fill-color="#e6e6e6" draw:textarea-horizontal-align="center" draw:textarea-vertical-align="middle"/>
    </style:style>
    <style:style style:name="gr35" style:family="graphic" style:parent-style-name="standard">
      <style:graphic-properties draw:fill-color="#333333" draw:textarea-horizontal-align="center" draw:textarea-vertical-align="middle"/>
    </style:style>
    <style:style style:name="gr36" style:family="graphic" style:parent-style-name="standard">
      <style:graphic-properties draw:stroke="dash" draw:stroke-dash="Ultrafine_20_Dashed" draw:fill-color="#ff0000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draw:fill-color="#999999" draw:textarea-horizontal-align="center" draw:textarea-vertical-align="middle"/>
    </style:style>
    <style:style style:name="gr38" style:family="graphic" style:parent-style-name="standard">
      <style:graphic-properties draw:stroke="dash" draw:stroke-dash="Ultrafine_20_Dashed" draw:fill-color="#e6e6e6" draw:textarea-horizontal-align="center" draw:textarea-vertical-align="middle"/>
    </style:style>
    <style:style style:name="gr39" style:family="graphic" style:parent-style-name="standard">
      <style:graphic-properties draw:stroke="dash" draw:stroke-dash="Ultrafine_20_Dashed" draw:fill-color="#ccccff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fill-color="#ffc0c0" draw:textarea-horizontal-align="center" draw:textarea-vertical-align="middle"/>
    </style:style>
    <style:style style:name="gr41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stroke="dash" draw:stroke-dash="Ultrafine_20_Dashed" draw:fill-color="#ffffcc" draw:textarea-horizontal-align="center" draw:textarea-vertical-align="middle"/>
    </style:style>
    <style:style style:name="gr44" style:family="graphic" style:parent-style-name="standard">
      <style:graphic-properties draw:stroke="dash" draw:stroke-dash="Ultrafine_20_Dashed" draw:fill-color="#c0ffc0" draw:textarea-horizontal-align="center" draw:textarea-vertical-align="middle"/>
    </style:style>
    <style:style style:name="gr45" style:family="graphic" style:parent-style-name="standard">
      <style:graphic-properties draw:stroke="dash" draw:stroke-dash="Ultrafine_20_Dashed" draw:fill-color="#c0ffc0" draw:fill-image-width="0cm" draw:fill-image-height="0cm" draw:textarea-horizontal-align="center" draw:textarea-vertical-align="middle"/>
    </style:style>
    <style:style style:name="gr46" style:family="graphic" style:parent-style-name="standard">
      <style:graphic-properties draw:fill-color="#ffffcc" draw:textarea-horizontal-align="center" draw:textarea-vertical-align="middle"/>
    </style:style>
    <style:style style:name="gr47" style:family="graphic" style:parent-style-name="standard">
      <style:graphic-properties draw:fill-color="#ffffcc" draw:textarea-horizontal-align="right" draw:textarea-vertical-align="middle" fo:padding-right="0.2cm"/>
    </style:style>
    <style:style style:name="gr48" style:family="graphic" style:parent-style-name="standard">
      <style:graphic-properties draw:fill-color="#ffffcc" draw:textarea-horizontal-align="justify" draw:textarea-vertical-align="middle" fo:padding-left="0.2cm"/>
    </style:style>
    <style:style style:name="gr49" style:family="graphic" style:parent-style-name="standard">
      <style:graphic-properties draw:fill-color="#ffffcc" draw:textarea-horizontal-align="center" draw:textarea-vertical-align="middle" fo:padding-left="0.2cm" fo:padding-right="0.2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6.323cm"/>
    </style:style>
    <style:style style:name="gr51" style:family="graphic" style:parent-style-name="standard">
      <style:graphic-properties draw:fill-color="#ffffcc" draw:textarea-horizontal-align="left" draw:textarea-vertical-align="middle" fo:padding-left="0.2cm" fo:padding-right="0.2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2.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draw:auto-grow-height="true" fo:min-height="13.23cm"/>
    </style:style>
    <style:style style:name="pr3" style:family="presentation" style:parent-style-name="Standard-notes">
      <style:graphic-properties draw:fill-color="#ffffff" draw:auto-grow-height="true" fo:min-height="10.629cm"/>
    </style:style>
    <style:style style:name="pr4" style:family="presentation" style:parent-style-name="Standard-outline1">
      <style:graphic-properties draw:fill-color="#ffffff" draw:auto-grow-height="true" fo:min-height="13.622cm"/>
    </style:style>
    <style:style style:name="pr5" style:family="presentation" style:parent-style-name="Standard-notes">
      <style:graphic-properties draw:fill-color="#ffffff" fo:min-height="10.629cm"/>
    </style:style>
    <style:style style:name="pr6" style:family="presentation" style:parent-style-name="Standard-outline1">
      <style:graphic-properties draw:fill-color="#ffffff" fo:min-height="13.23cm"/>
    </style:style>
    <style:style style:name="pr7" style:family="presentation" style:parent-style-name="Standard-outline1">
      <style:graphic-properties draw:fill-color="#ffffff" fo:min-height="11.257cm"/>
    </style:style>
    <style:style style:name="pr8" style:family="presentation" style:parent-style-name="Standard-outline1">
      <style:graphic-properties draw:fill-color="#ffffff" fo:min-height="11.518cm"/>
    </style:style>
    <style:style style:name="pr9" style:family="presentation" style:parent-style-name="Standard-outline1">
      <style:graphic-properties draw:fill-color="#ffffff" fo:min-height="11.4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text-properties fo:font-size="32pt"/>
    </style:style>
    <style:style style:name="P8" style:family="paragraph">
      <style:paragraph-properties fo:margin-left="0cm" fo:margin-right="0cm" fo:text-indent="0cm">
        <style:tab-stops>
          <style:tab-stop style:position="4.5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4pt"/>
    </style:style>
    <style:style style:name="P12" style:family="paragraph">
      <style:paragraph-properties fo:margin-left="1.2cm" fo:margin-right="0cm" text:enable-numbering="false" fo:text-indent="-0.9cm"/>
      <style:text-properties fo:font-size="24pt"/>
    </style:style>
    <style:style style:name="P13" style:family="paragraph">
      <style:paragraph-properties fo:margin-left="0cm" fo:margin-right="0cm" fo:text-indent="0cm">
        <style:tab-stops>
          <style:tab-stop style:position="4.5cm"/>
        </style:tab-stops>
      </style:paragraph-properties>
      <style:text-properties fo:font-family="Courier" style:font-family-generic="modern" style:font-pitch="fixed" fo:font-size="16pt" fo:font-weight="bold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0cm" fo:margin-right="0cm" fo:text-indent="0cm"/>
      <style:text-properties fo:font-family="Courier" style:font-family-generic="modern" style:font-pitch="fixed" fo:font-size="16pt" fo:font-weight="bold"/>
    </style:style>
    <style:style style:name="P17" style:family="paragraph">
      <style:paragraph-properties fo:text-align="center"/>
      <style:text-properties fo:color="#008000" fo:font-size="18pt"/>
    </style:style>
    <style:style style:name="P18" style:family="paragraph">
      <style:paragraph-properties fo:margin-left="0cm" fo:margin-right="0cm" fo:text-align="center" fo:text-indent="0cm"/>
      <style:text-properties fo:color="#008000" fo:font-size="18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fo:text-indent="0cm"/>
      <style:text-properties fo:font-family="Courier" style:font-family-generic="modern" style:font-pitch="fixed" fo:font-size="16pt" fo:font-weight="bold"/>
    </style:style>
    <style:style style:name="P21" style:family="paragraph">
      <style:paragraph-properties fo:margin-left="0cm" fo:margin-right="0cm" fo:text-indent="0cm">
        <style:tab-stops>
          <style:tab-stop style:position="4.5cm"/>
        </style:tab-stops>
      </style:paragraph-properties>
      <style:text-properties fo:font-family="Courier" style:font-family-generic="modern" style:font-pitch="fixed" fo:font-weight="bold"/>
    </style:style>
    <style:style style:name="P22" style:family="paragraph">
      <style:paragraph-properties fo:margin-left="0.5cm" fo:margin-right="0cm" text:enable-numbering="true" fo:text-indent="-0.5cm">
        <style:tab-stops>
          <style:tab-stop style:position="4.5cm"/>
        </style:tab-stops>
      </style:paragraph-properties>
    </style:style>
    <style:style style:name="P23" style:family="paragraph">
      <style:paragraph-properties fo:margin-left="1.2cm" fo:margin-right="0cm" fo:text-indent="-0.9cm"/>
      <style:text-properties fo:font-size="24pt"/>
    </style:style>
    <style:style style:name="P24" style:family="paragraph">
      <style:paragraph-properties fo:margin-left="0cm" fo:margin-right="0cm" fo:text-align="center" fo:text-indent="0cm"/>
      <style:text-properties fo:font-size="12pt" style:font-size-asian="24pt" style:font-size-complex="24pt"/>
    </style:style>
    <style:style style:name="P25" style:family="paragraph">
      <style:paragraph-properties fo:text-align="center"/>
      <style:text-properties fo:font-size="12pt" style:font-size-asian="24pt" style:font-size-complex="24pt"/>
    </style:style>
    <style:style style:name="P26" style:family="paragraph">
      <style:paragraph-properties fo:margin-left="0cm" fo:margin-right="0cm" fo:text-align="end" fo:text-indent="0cm"/>
    </style:style>
    <style:style style:name="P27" style:family="paragraph">
      <style:paragraph-properties fo:margin-left="0cm" fo:margin-right="0cm" fo:text-align="center" fo:text-indent="0cm"/>
      <style:text-properties fo:font-family="Courier" style:font-style-name="Standard" style:font-family-generic="modern" style:font-pitch="fixed" fo:font-size="12pt" fo:font-weight="bold" style:font-size-asian="24pt" style:font-size-complex="24pt"/>
    </style:style>
    <style:style style:name="P28" style:family="paragraph">
      <style:paragraph-properties fo:margin-left="0cm" fo:margin-right="0cm" fo:text-align="center" fo:text-indent="0cm"/>
      <style:text-properties fo:font-family="Courier" style:font-style-name="Standard" style:font-family-generic="modern" style:font-pitch="fixed" fo:font-size="8pt" fo:font-weight="bold" style:font-size-asian="24pt" style:font-size-complex="24pt"/>
    </style:style>
    <style:style style:name="P29" style:family="paragraph">
      <style:paragraph-properties fo:margin-left="0cm" fo:margin-right="0cm" fo:text-align="start" fo:text-indent="0cm"/>
      <style:text-properties fo:font-family="Courier" style:font-style-name="Standard" style:font-family-generic="modern" style:font-pitch="fixed" fo:font-size="12pt" fo:font-weight="bold" style:font-size-asian="24pt" style:font-size-complex="24pt"/>
    </style:style>
    <style:style style:name="P30" style:family="paragraph">
      <style:text-properties fo:font-family="Courier" style:font-family-generic="modern" style:font-pitch="fixed" fo:font-size="12pt" fo:font-weight="bold"/>
    </style:style>
    <style:style style:name="P31" style:family="paragraph">
      <style:paragraph-properties fo:margin-left="0cm" fo:margin-right="0cm" fo:text-align="center" fo:text-indent="0cm">
        <style:tab-stops>
          <style:tab-stop style:position="4.5cm"/>
        </style:tab-stops>
      </style:paragraph-properties>
    </style:style>
    <style:style style:name="P32" style:family="paragraph">
      <style:paragraph-properties fo:margin-left="0cm" fo:margin-right="0cm" fo:text-align="start" fo:text-indent="0cm">
        <style:tab-stops>
          <style:tab-stop style:position="4.5cm"/>
        </style:tab-stops>
      </style:paragraph-properties>
    </style:style>
    <style:style style:name="P33" style:family="paragraph">
      <style:paragraph-properties fo:margin-left="0cm" fo:margin-right="0cm" fo:text-align="center" fo:text-indent="0cm">
        <style:tab-stops>
          <style:tab-stop style:position="4.5cm"/>
        </style:tab-stops>
      </style:paragraph-properties>
      <style:text-properties fo:font-family="Courier" style:font-family-generic="modern" style:font-pitch="fixed" fo:font-size="16pt" fo:font-weight="bold"/>
    </style:style>
    <style:style style:name="P34" style:family="paragraph">
      <style:paragraph-properties fo:margin-left="0cm" fo:margin-right="0cm" fo:text-align="start" fo:text-indent="0cm">
        <style:tab-stops>
          <style:tab-stop style:position="4.5cm"/>
        </style:tab-stops>
      </style:paragraph-properties>
      <style:text-properties fo:font-family="Courier" style:font-family-generic="modern" style:font-pitch="fixed" fo:font-size="16pt" fo:font-weight="bold"/>
    </style:style>
    <style:style style:name="T1" style:family="text">
      <style:text-properties fo:font-size="24pt"/>
    </style:style>
    <style:style style:name="T2" style:family="text">
      <style:text-properties fo:font-family="Courier" style:font-family-generic="modern" style:font-pitch="fixed" fo:font-weight="bold"/>
    </style:style>
    <style:style style:name="T3" style:family="text">
      <style:text-properties fo:font-size="32pt"/>
    </style:style>
    <style:style style:name="T4" style:family="text">
      <style:text-properties fo:color="#808000" fo:font-family="Courier" style:font-family-generic="modern" style:font-pitch="fixed" fo:font-weight="bold"/>
    </style:style>
    <style:style style:name="T5" style:family="text">
      <style:text-properties fo:font-family="'Times New Roman'" style:font-pitch="variable" fo:font-weight="normal"/>
    </style:style>
    <style:style style:name="T6" style:family="text">
      <style:text-properties fo:color="#808000" fo:font-family="Courier" style:font-family-generic="modern" style:font-pitch="fixed" fo:font-size="24pt" fo:font-weight="bold"/>
    </style:style>
    <style:style style:name="T7" style:family="text">
      <style:text-properties fo:font-family="Courier" style:font-family-generic="modern" style:font-pitch="fixed" fo:font-size="24pt" fo:font-weight="bold"/>
    </style:style>
    <style:style style:name="T8" style:family="text">
      <style:text-properties fo:font-family="Courier" style:font-family-generic="modern" style:font-pitch="fixed" fo:font-size="24pt" fo:font-weight="normal" style:font-family-asian="'Times New Roman'" style:font-pitch-asian="variable" style:font-family-complex="'Times New Roman'" style:font-pitch-complex="variable"/>
    </style:style>
    <style:style style:name="T9" style:family="text">
      <style:text-properties fo:font-family="Courier" style:font-family-generic="modern" style:font-pitch="fixed" fo:font-size="24pt" fo:font-weight="bold" style:font-family-asian="'Times New Roman'" style:font-pitch-asian="variable" style:font-family-complex="'Times New Roman'" style:font-pitch-complex="variable"/>
    </style:style>
    <style:style style:name="T10" style:family="text">
      <style:text-properties fo:color="#008000" fo:font-family="Courier" style:font-family-generic="modern" style:font-pitch="fixed" fo:font-size="24pt" fo:font-weight="bold" style:font-family-asian="'Times New Roman'" style:font-pitch-asian="variable" style:font-family-complex="'Times New Roman'" style:font-pitch-complex="variable"/>
    </style:style>
    <style:style style:name="T11" style:family="text">
      <style:text-properties fo:color="#808000" fo:font-family="Courier" style:font-family-generic="modern" style:font-pitch="fixed" fo:font-size="24pt" fo:font-weight="bold" style:font-family-asian="'Times New Roman'" style:font-pitch-asian="variable" style:font-family-complex="'Times New Roman'" style:font-pitch-complex="variable"/>
    </style:style>
    <style:style style:name="T12" style:family="text">
      <style:text-properties fo:color="#000000" fo:font-family="Courier" style:font-family-generic="modern" style:font-pitch="fixed" fo:font-size="24pt" fo:font-weight="normal" style:font-family-asian="'Times New Roman'" style:font-pitch-asian="variable" style:font-family-complex="'Times New Roman'" style:font-pitch-complex="variable"/>
    </style:style>
    <style:style style:name="T13" style:family="text">
      <style:text-properties fo:font-family="Courier" style:font-family-generic="modern" style:font-pitch="fixed" fo:font-size="16pt" fo:font-weight="bold"/>
    </style:style>
    <style:style style:name="T14" style:family="text">
      <style:text-properties fo:color="#808000" fo:font-family="Courier" style:font-family-generic="modern" style:font-pitch="fixed" fo:font-size="16pt" fo:font-weight="bold"/>
    </style:style>
    <style:style style:name="T15" style:family="text">
      <style:text-properties fo:font-size="18pt"/>
    </style:style>
    <style:style style:name="T16" style:family="text">
      <style:text-properties fo:color="#008000" fo:font-family="Courier" style:font-family-generic="modern" style:font-pitch="fixed" fo:font-size="16pt" fo:font-weight="bold"/>
    </style:style>
    <style:style style:name="T17" style:family="text">
      <style:text-properties fo:color="#008000" fo:font-family="Courier" style:font-family-generic="modern" style:font-pitch="fixed" fo:font-size="18pt" fo:font-weight="bold"/>
    </style:style>
    <style:style style:name="T18" style:family="text">
      <style:text-properties fo:color="#008000" fo:font-size="18pt"/>
    </style:style>
    <style:style style:name="T19" style:family="text">
      <style:text-properties fo:font-family="Courier" style:font-family-generic="modern" style:font-pitch="fixed" fo:font-size="32pt" fo:font-weight="bold"/>
    </style:style>
    <style:style style:name="T20" style:family="text">
      <style:text-properties fo:font-size="24pt" fo:font-style="italic"/>
    </style:style>
    <style:style style:name="T21" style:family="text">
      <style:text-properties fo:font-size="24pt" fo:font-style="normal"/>
    </style:style>
    <style:style style:name="T22" style:family="text">
      <style:text-properties fo:color="#000000" fo:font-family="Courier" style:font-family-generic="modern" style:font-pitch="fixed" fo:font-weight="bold"/>
    </style:style>
    <style:style style:name="T23" style:family="text">
      <style:text-properties fo:color="#808080" fo:font-family="Courier" style:font-family-generic="modern" style:font-pitch="fixed" fo:font-style="italic" fo:font-weight="bold"/>
    </style:style>
    <style:style style:name="T24" style:family="text">
      <style:text-properties fo:font-size="12pt" style:font-size-asian="24pt" style:font-size-complex="24pt"/>
    </style:style>
    <style:style style:name="T25" style:family="text">
      <style:text-properties fo:font-family="Courier" style:font-style-name="Standard" style:font-family-generic="modern" style:font-pitch="fixed" fo:font-size="12pt" fo:font-weight="bold" style:font-size-asian="24pt" style:font-size-complex="24pt"/>
    </style:style>
    <style:style style:name="T26" style:family="text">
      <style:text-properties fo:font-family="Courier" style:font-style-name="Standard" style:font-family-generic="modern" style:font-pitch="fixed" fo:font-size="8pt" fo:font-weight="bold" style:font-size-asian="24pt" style:font-size-complex="24pt"/>
    </style:style>
    <style:style style:name="T27" style:family="text">
      <style:text-properties fo:font-family="Courier" style:font-family-generic="modern" style:font-pitch="fixed" fo:font-size="12pt" fo:font-weight="bold"/>
    </style:style>
    <style:style style:name="T28" style:family="text">
      <style:text-properties fo:color="#808080" fo:font-family="Courier" style:font-family-generic="modern" style:font-pitch="fixed" fo:font-size="16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Übersicht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<text:span text:style-name="T1">2.1 Client library: Xlib</text:span></text:p>
              </text:list-item>
            </text:list>
            <text:list text:style-name="L2">
              <text:list-item>
                <text:p text:style-name="P2"><text:span text:style-name="T1">2.2 Client library: XCB</text:span></text:p>
              </text:list-item>
            </text:list>
            <text:list text:style-name="L2">
              <text:list-item>
                <text:p text:style-name="P2"><text:span text:style-name="T1">2.3 Server-Architektur</text:span></text:p>
              </text:list-item>
            </text:list>
            <text:list text:style-name="L2">
              <text:list-item>
                <text:p text:style-name="P2"><text:span text:style-name="T1">2.4 X.Org Referenz-Server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1 Client library: Xlib</text:p>
          </draw:text-box>
        </draw:frame>
        <draw:frame presentation:style-name="pr4" draw:text-style-name="P2" draw:layer="layout" svg:width="23.91cm" svg:height="13.798cm" svg:x="2.057cm" svg:y="5.838cm" presentation:class="outline" presentation:user-transformed="true">
          <draw:text-box>
            <text:list text:style-name="L2">
              <text:list-item>
                <text:p text:style-name="P2">Trivia</text:p>
              </text:list-item>
            </text:list>
            <text:list text:style-name="L2">
              <text:list-item>
                <text:p text:style-name="P4">historisch älteste Client-library, Sprache: C</text:p>
              </text:list-item>
            </text:list>
            <text:list text:style-name="L2">
              <text:list-item>
                <text:list>
                  <text:list-item>
                    <text:p text:style-name="P5">andere Bindungen existieren; aber ungebräuchlich</text:p>
                  </text:list-item>
                </text:list>
              </text:list-item>
            </text:list>
            <text:list text:style-name="L2">
              <text:list-item>
                <text:p text:style-name="P4">Stub-Implementierung hand-codiert</text:p>
              </text:list-item>
            </text:list>
            <text:list text:style-name="L2">
              <text:list-item>
                <text:list>
                  <text:list-item>
                    <text:p text:style-name="P5">zahlreiche Hilfs-Makros und -Funktion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rshalling-Overhead minimieren</text:p>
                  </text:list-item>
                </text:list>
              </text:list-item>
            </text:list>
            <text:list text:style-name="L2">
              <text:list-item>
                <text:p text:style-name="P4">technisch:<text:line-break/><text:span text:style-name="T2">#include &lt;X11/Xlib.h&gt;</text:span><text:line-break/>Linken mit <text:span text:style-name="T2">libX11.so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1 Client library: Xlib</text:p>
          </draw:text-box>
        </draw:frame>
        <draw:frame presentation:style-name="pr6" draw:text-style-name="P4" draw:layer="layout" svg:width="23.91cm" svg:height="13.23cm" svg:x="2cm" svg:y="7.27cm" presentation:class="outline" presentation:user-transformed="true">
          <draw:text-box>
            <text:list text:style-name="L2">
              <text:list-item>
                <text:p text:id="id1" text:style-name="P6">alle Requests grundsätzlich gepuffert</text:p>
              </text:list-item>
            </text:list>
            <text:list text:style-name="L2">
              <text:list-item>
                <text:p text:id="id2" text:style-name="P4">Roundtrip-Requests (solche, die ein Reply generieren) synchron behandelt, d.h. es wird auf Reply gewartet</text:p>
              </text:list-item>
            </text:list>
            <text:list text:style-name="L2">
              <text:list-item>
                <text:p text:id="id3" text:style-name="P4">alle Events gepuffert (z.B. während Warten auf Reply empfangene)</text:p>
              </text:list-item>
            </text:list>
            <text:list text:style-name="L2">
              <text:list-item>
                <text:p text:id="id4" text:style-name="P4">Events synchron aus Queue gelesen</text:p>
              </text:list-item>
            </text:list>
            <text:list text:style-name="L2">
              <text:list-item>
                <text:p text:id="id5" text:style-name="P4">Fehlerbehandlung nicht-existent</text:p>
              </text:list-item>
            </text:list>
          </draw:text-box>
        </draw:frame>
        <draw:frame draw:style-name="gr2" draw:text-style-name="P7" draw:layer="layout" svg:width="12.71cm" svg:height="1.255cm" svg:x="2.496cm" svg:y="5.5cm">
          <draw:text-box>
            <text:p text:style-name="P1"><text:span text:style-name="T3">Protokoll-Implementierung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1 Client library: Xlib</text:p>
          </draw:text-box>
        </draw:frame>
        <draw:frame draw:style-name="gr3" draw:text-style-name="P8" draw:layer="layout" svg:width="23.5cm" svg:height="11.287cm" svg:x="2cm" svg:y="7.69cm">
          <draw:text-box>
            <text:p text:style-name="P8">Verbindungskontext mit X-Server: <text:span text:style-name="T2">Display</text:span></text:p>
            <text:p text:style-name="P8"><text:span text:style-name="T2"/></text:p>
            <text:p text:style-name="P8"><text:span text:style-name="T4">Display</text:span><text:span text:style-name="T2"> *dpy=</text:span><text:span text:style-name="T4">XOpenDisplay</text:span><text:span text:style-name="T2">(0);</text:span></text:p>
            <text:p text:style-name="P8"><text:span text:style-name="T2"/></text:p>
            <text:p text:style-name="P8"><text:span text:style-name="T2">...</text:span></text:p>
            <text:p text:style-name="P8"><text:span text:style-name="T2"/></text:p>
            <text:p text:style-name="P8"><text:span text:style-name="T4">XCloseDisplay</text:span><text:span text:style-name="T2">(dpy);</text:span></text:p>
            <text:p text:style-name="P8"><text:span text:style-name="T2"/></text:p>
            <text:p text:style-name="P8"><text:span text:style-name="T5">Alle übrigen Funktionen erwarten Verbindungskontext als ersten Parameter.</text:span></text:p>
            <text:p text:style-name="P8"><text:span text:style-name="T2"/></text:p>
          </draw:text-box>
        </draw:frame>
        <draw:g draw:id="id6">
          <draw:line draw:style-name="gr4" draw:text-style-name="P9" draw:layer="layout" svg:x1="16.5cm" svg:y1="12cm" svg:x2="15.5cm" svg:y2="10.5cm">
            <text:p text:style-name="P1"/>
          </draw:line>
          <draw:g>
            <draw:g>
              <draw:rect draw:style-name="gr5" draw:text-style-name="P9" draw:layer="layout" svg:width="8cm" svg:height="3cm" svg:x="16.5cm" svg:y="12cm" draw:corner-radius="0.5cm">
                <text:p text:style-name="P1"/>
              </draw:rect>
              <draw:rect draw:style-name="gr5" draw:text-style-name="P9" draw:layer="layout" svg:width="7.68cm" svg:height="2.778cm" svg:x="16.66cm" svg:y="12.111cm" draw:corner-radius="0.5cm">
                <text:p text:style-name="P1"/>
              </draw:rect>
              <draw:rect draw:style-name="gr5" draw:text-style-name="P9" draw:layer="layout" svg:width="7.36cm" svg:height="2.556cm" svg:x="16.82cm" svg:y="12.222cm" draw:corner-radius="0.5cm">
                <text:p text:style-name="P1"/>
              </draw:rect>
            </draw:g>
            <draw:rect draw:style-name="gr6" draw:text-style-name="P11" draw:layer="layout" svg:width="7.5cm" svg:height="2.5cm" svg:x="16.5cm" svg:y="12cm">
              <text:p text:style-name="P10"><text:span text:style-name="T1">optional: Hostname/</text:span><text:span text:style-name="T1"><text:line-break/></text:span><text:span text:style-name="T1">Port für Verbindung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1 Client library: Xlib</text:p>
          </draw:text-box>
        </draw:frame>
        <draw:frame presentation:style-name="pr2" draw:text-style-name="P12" draw:layer="layout" svg:width="23.91cm" svg:height="13.657cm" svg:x="2.057cm" svg:y="5.838cm" presentation:class="outline">
          <draw:text-box>
            <text:list text:style-name="L2">
              <text:list-item>
                <text:p text:style-name="P2"><text:span text:style-name="T1">Rest der “öffentlichen” API:</text:span></text:p>
              </text:list-item>
            </text:list>
            <text:list text:style-name="L2">
              <text:list-item>
                <text:p text:style-name="P4"><text:span text:style-name="T1">Generierung von Requests, Empfangen von Repli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z.T. direkt abgebildet:</text:span><text:span text:style-name="T1"><text:line-break/></text:span><text:span text:style-name="T6">XCreatePixmap</text:span><text:span text:style-name="T7"> </text:span><text:span text:style-name="T8">→</text:span><text:span text:style-name="T9"> </text:span><text:span text:style-name="T10">CreatePixmap</text:span><text:span text:style-name="T10"><text:line-break/></text:span><text:span text:style-name="T11">XMapWindow</text:span><text:span text:style-name="T10"> </text:span><text:span text:style-name="T12">→</text:span><text:span text:style-name="T10"> MapWindo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z.T. convenience functions:</text:span><text:span text:style-name="T1"><text:line-break/></text:span><text:span text:style-name="T6">XMoveWindow</text:span><text:span text:style-name="T7"> </text:span><text:span text:style-name="T8">→</text:span><text:span text:style-name="T9"> </text:span><text:span text:style-name="T10">ConfigureWindow</text:span><text:span text:style-name="T10"><text:line-break/></text:span><text:span text:style-name="T11">XSetInputMask</text:span><text:span text:style-name="T10"> </text:span><text:span text:style-name="T12">→</text:span><text:span text:style-name="T10"> ConfigureWindow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Queue flush, Events entgegennehmen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6">XFlus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">XNextEvent</text:span><text:span text:style-name="T1">, </text:span><text:span text:style-name="T6">XEventsQueu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2T19">
        <draw:frame draw:style-name="gr7" draw:layer="layout" svg:width="5.306cm" svg:height="0.937cm" svg:x="11.194cm" svg:y="18.563cm">
          <draw:text-box>
            <text:p text:style-name="P1">ca. 1300 Bytes!</text:p>
          </draw:text-box>
        </draw:frame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1 Client library: Xlib</text:p>
          </draw:text-box>
        </draw:frame>
        <draw:frame draw:style-name="gr8" draw:text-style-name="P13" draw:layer="layout" svg:width="24.5cm" svg:height="13.282cm" svg:x="2cm" svg:y="6cm">
          <draw:text-box>
            <text:p text:style-name="P8"><text:span text:style-name="T13">typedef struct _XDisplay</text:span></text:p>
            <text:p text:style-name="P1"><text:span text:style-name="T13">{</text:span></text:p>
            <text:p text:style-name="P1"><text:span text:style-name="T13"><text:tab/></text:span><text:span text:style-name="T13">...</text:span></text:p>
            <text:p text:style-name="P1"><text:span text:style-name="T13"><text:tab/></text:span><text:span text:style-name="T13">int fd;</text:span></text:p>
            <text:p text:style-name="P1"><text:span text:style-name="T13"><text:tab/></text:span><text:span text:style-name="T13">...</text:span></text:p>
            <text:p text:style-name="P1"><text:span text:style-name="T13"><text:tab/></text:span><text:span text:style-name="T13">XID resource_mask, resource_id, int resource_shift;</text:span></text:p>
            <text:p text:style-name="P1"><text:span text:style-name="T13"><text:tab/></text:span><text:span text:style-name="T13">...</text:span></text:p>
            <text:p text:style-name="P1"><text:span text:style-name="T13"><text:tab/></text:span><text:span text:style-name="T13">struct _XSQEvent *head, *tail;</text:span></text:p>
            <text:p text:style-name="P1"><text:span text:style-name="T13"><text:tab/></text:span><text:span text:style-name="T13">int qlen;</text:span></text:p>
            <text:p text:style-name="P1"><text:span text:style-name="T13"><text:tab/></text:span></text:p>
            <text:p text:style-name="P1"><text:span text:style-name="T13"><text:tab/></text:span><text:span text:style-name="T13">unsigned long last_request_read;</text:span></text:p>
            <text:p text:style-name="P1"><text:span text:style-name="T13"><text:tab/></text:span><text:span text:style-name="T13">unsigned long request;</text:span><text:span text:style-name="T13"><text:tab/></text:span></text:p>
            <text:p text:style-name="P1"><text:span text:style-name="T13"><text:tab/></text:span></text:p>
            <text:p text:style-name="P1"><text:span text:style-name="T13"><text:tab/></text:span><text:span text:style-name="T13">char *buffer, *bufptr, *bufmax;</text:span></text:p>
            <text:p text:style-name="P1"><text:span text:style-name="T13"><text:tab/></text:span><text:span text:style-name="T13">...</text:span></text:p>
            <text:p text:style-name="P1"><text:span text:style-name="T13"><text:tab/></text:span><text:span text:style-name="T13">Bool (*event_vec[128])(Display * dpy, XEvent *re, xEvent *);</text:span></text:p>
            <text:p text:style-name="P1"><text:span text:style-name="T13"><text:tab/></text:span><text:span text:style-name="T13">Status (*wire_vec[128])(Display *dpy, XEvent *re, xEvent *);</text:span></text:p>
            <text:p text:style-name="P1"><text:span text:style-name="T13"><text:tab/></text:span><text:span text:style-name="T13">...</text:span></text:p>
            <text:p text:style-name="P1"><text:span text:style-name="T13">} </text:span><text:span text:style-name="T14">Display</text:span><text:span text:style-name="T13">;</text:span></text:p>
          </draw:text-box>
        </draw:frame>
        <draw:g draw:id="id7">
          <draw:line draw:style-name="gr4" draw:text-style-name="P9" draw:layer="layout" svg:x1="9cm" svg:y1="8cm" svg:x2="5.5cm" svg:y2="8cm">
            <text:p text:style-name="P1"/>
          </draw:line>
          <draw:g>
            <draw:g>
              <draw:rect draw:style-name="gr5" draw:text-style-name="P9" draw:layer="layout" svg:width="7cm" svg:height="2.5cm" svg:x="9cm" svg:y="7cm" draw:corner-radius="0.5cm">
                <text:p text:style-name="P1"/>
              </draw:rect>
              <draw:rect draw:style-name="gr5" draw:text-style-name="P9" draw:layer="layout" svg:width="6.72cm" svg:height="2.315cm" svg:x="9.14cm" svg:y="7.093cm" draw:corner-radius="0.5cm">
                <text:p text:style-name="P1"/>
              </draw:rect>
              <draw:rect draw:style-name="gr5" draw:text-style-name="P9" draw:layer="layout" svg:width="6.44cm" svg:height="2.13cm" svg:x="9.28cm" svg:y="7.185cm" draw:corner-radius="0.5cm">
                <text:p text:style-name="P1"/>
              </draw:rect>
            </draw:g>
            <draw:rect draw:style-name="gr6" draw:text-style-name="P14" draw:layer="layout" svg:width="6.5cm" svg:height="2cm" svg:x="9cm" svg:y="7cm">
              <text:p text:style-name="P10"><text:span text:style-name="T15">Socket-Descriptor für</text:span><text:span text:style-name="T15"><text:line-break/></text:span><text:span text:style-name="T15">Kommunikationskanal</text:span></text:p>
            </draw:rect>
          </draw:g>
        </draw:g>
        <draw:g draw:id="id8">
          <draw:polyline draw:style-name="gr4" draw:text-style-name="P9" draw:layer="layout" svg:width="9.052cm" svg:height="5.326cm" draw:transform="rotate (-2.53090194831769) translate (23.554cm 12.363cm)" svg:viewBox="0 0 9053 5327" draw:points="0,5326 3726,0 9052,3728">
            <text:p text:style-name="P1"/>
          </draw:polyline>
          <draw:g>
            <draw:g>
              <draw:rect draw:style-name="gr5" draw:text-style-name="P9" draw:layer="layout" svg:width="5.5cm" svg:height="2.5cm" svg:x="16cm" svg:y="6cm" draw:corner-radius="0.5cm">
                <text:p text:style-name="P1"/>
              </draw:rect>
              <draw:rect draw:style-name="gr5" draw:text-style-name="P9" draw:layer="layout" svg:width="5.28cm" svg:height="2.315cm" svg:x="16.11cm" svg:y="6.093cm" draw:corner-radius="0.5cm">
                <text:p text:style-name="P1"/>
              </draw:rect>
              <draw:rect draw:style-name="gr5" draw:text-style-name="P9" draw:layer="layout" svg:width="5.06cm" svg:height="2.13cm" svg:x="16.22cm" svg:y="6.185cm" draw:corner-radius="0.5cm">
                <text:p text:style-name="P1"/>
              </draw:rect>
            </draw:g>
            <draw:rect draw:style-name="gr6" draw:text-style-name="P14" draw:layer="layout" svg:width="5cm" svg:height="2cm" svg:x="16cm" svg:y="6cm">
              <text:p text:style-name="P10"><text:span text:style-name="T15">Byte(!)-Puffer für</text:span></text:p>
              <text:p text:style-name="P10"><text:span text:style-name="T15">ausgehende Daten</text:span></text:p>
            </draw:rect>
          </draw:g>
        </draw:g>
        <draw:g draw:id="id9">
          <draw:polyline draw:style-name="gr4" draw:text-style-name="P9" draw:layer="layout" svg:width="4.085cm" svg:height="10.955cm" draw:transform="rotate (-1.19031454986109) translate (23.169cm 6.931cm)" svg:viewBox="0 0 4086 10956" draw:points="2231,0 4085,739 0,10955">
            <text:p text:style-name="P1"/>
          </draw:polyline>
          <draw:g>
            <draw:g>
              <draw:rect draw:style-name="gr5" draw:text-style-name="P9" draw:layer="layout" svg:width="5.5cm" svg:height="3cm" svg:x="21.5cm" svg:y="6.5cm" draw:corner-radius="0.5cm">
                <text:p text:style-name="P1"/>
              </draw:rect>
              <draw:rect draw:style-name="gr5" draw:text-style-name="P9" draw:layer="layout" svg:width="5.28cm" svg:height="2.778cm" svg:x="21.61cm" svg:y="6.612cm" draw:corner-radius="0.5cm">
                <text:p text:style-name="P1"/>
              </draw:rect>
              <draw:rect draw:style-name="gr5" draw:text-style-name="P9" draw:layer="layout" svg:width="5.06cm" svg:height="2.556cm" svg:x="21.72cm" svg:y="6.722cm" draw:corner-radius="0.5cm">
                <text:p text:style-name="P1"/>
              </draw:rect>
            </draw:g>
            <draw:rect draw:style-name="gr6" draw:text-style-name="P14" draw:layer="layout" svg:width="5cm" svg:height="2.5cm" svg:x="21.5cm" svg:y="6.5cm">
              <text:p text:style-name="P10"><text:span text:style-name="T15">Queue für</text:span><text:span text:style-name="T15"><text:line-break/></text:span><text:span text:style-name="T15">eingehende Events</text:span><text:span text:style-name="T15"><text:line-break/></text:span><text:span text:style-name="T15">(linked list)</text:span></text:p>
            </draw:rect>
          </draw:g>
        </draw:g>
        <draw:g draw:id="id10">
          <draw:line draw:style-name="gr4" draw:text-style-name="P9" draw:layer="layout" svg:x1="15.28cm" svg:y1="12.719cm" svg:x2="14cm" svg:y2="12.719cm">
            <text:p text:style-name="P1"/>
          </draw:line>
          <draw:g>
            <draw:g>
              <draw:rect draw:style-name="gr5" draw:text-style-name="P9" draw:layer="layout" svg:width="5.5cm" svg:height="2.5cm" svg:x="15.28cm" svg:y="11.093cm" draw:corner-radius="0.5cm">
                <text:p text:style-name="P1"/>
              </draw:rect>
              <draw:rect draw:style-name="gr5" draw:text-style-name="P9" draw:layer="layout" svg:width="5.28cm" svg:height="2.315cm" svg:x="15.39cm" svg:y="11.186cm" draw:corner-radius="0.5cm">
                <text:p text:style-name="P1"/>
              </draw:rect>
              <draw:rect draw:style-name="gr5" draw:text-style-name="P9" draw:layer="layout" svg:width="5.06cm" svg:height="2.13cm" svg:x="15.5cm" svg:y="11.278cm" draw:corner-radius="0.5cm">
                <text:p text:style-name="P1"/>
              </draw:rect>
            </draw:g>
            <draw:rect draw:style-name="gr6" draw:text-style-name="P14" draw:layer="layout" svg:width="5cm" svg:height="2cm" svg:x="15.28cm" svg:y="11.093cm">
              <text:p text:style-name="P10"><text:span text:style-name="T15">letzte empfangene</text:span><text:span text:style-name="T15"><text:line-break/></text:span><text:span text:style-name="T15">Sequenznummer</text:span></text:p>
            </draw:rect>
          </draw:g>
          <draw:g>
            <draw:g>
              <draw:rect draw:style-name="gr5" draw:text-style-name="P9" draw:layer="layout" svg:width="5.83cm" svg:height="2.5cm" svg:x="20.67cm" svg:y="11.5cm" draw:corner-radius="0.5cm">
                <text:p text:style-name="P1"/>
              </draw:rect>
              <draw:rect draw:style-name="gr5" draw:text-style-name="P9" draw:layer="layout" svg:width="5.596cm" svg:height="2.315cm" svg:x="20.787cm" svg:y="11.593cm" draw:corner-radius="0.5cm">
                <text:p text:style-name="P1"/>
              </draw:rect>
              <draw:rect draw:style-name="gr5" draw:text-style-name="P9" draw:layer="layout" svg:width="5.364cm" svg:height="2.13cm" svg:x="20.903cm" svg:y="11.685cm" draw:corner-radius="0.5cm">
                <text:p text:style-name="P1"/>
              </draw:rect>
            </draw:g>
            <draw:rect draw:style-name="gr6" draw:text-style-name="P14" draw:layer="layout" svg:width="5.3cm" svg:height="2cm" svg:x="20.67cm" svg:y="11.5cm">
              <text:p text:style-name="P10"><text:span text:style-name="T15">Sequenznummer</text:span><text:span text:style-name="T15"><text:line-break/></text:span><text:span text:style-name="T15">des letzten Request</text:span></text:p>
            </draw:rect>
          </draw:g>
          <draw:line draw:style-name="gr4" draw:text-style-name="P9" draw:layer="layout" svg:x1="20.67cm" svg:y1="13.2cm" svg:x2="10.584cm" svg:y2="13.2cm">
            <text:p text:style-name="P1"/>
          </draw:line>
        </draw:g>
        <draw:g draw:id="id11">
          <draw:polyline draw:style-name="gr4" draw:text-style-name="P9" draw:layer="layout" svg:width="10.028cm" svg:height="4.735cm" draw:transform="rotate (-1.19031454986109) translate (2.293cm 8.983cm)" svg:viewBox="0 0 10029 4736" draw:points="10028,557 8356,4735 0,1393 557,0">
            <text:p text:style-name="P1"/>
          </draw:polyline>
          <draw:g>
            <draw:g>
              <draw:rect draw:style-name="gr5" draw:text-style-name="P9" draw:layer="layout" svg:width="7cm" svg:height="2.5cm" svg:x="5.5cm" svg:y="17.5cm" draw:corner-radius="0.5cm">
                <text:p text:style-name="P1"/>
              </draw:rect>
              <draw:rect draw:style-name="gr5" draw:text-style-name="P9" draw:layer="layout" svg:width="6.72cm" svg:height="2.315cm" svg:x="5.64cm" svg:y="17.593cm" draw:corner-radius="0.5cm">
                <text:p text:style-name="P1"/>
              </draw:rect>
              <draw:rect draw:style-name="gr5" draw:text-style-name="P9" draw:layer="layout" svg:width="6.44cm" svg:height="2.13cm" svg:x="5.78cm" svg:y="17.685cm" draw:corner-radius="0.5cm">
                <text:p text:style-name="P1"/>
              </draw:rect>
            </draw:g>
            <draw:rect draw:style-name="gr6" draw:text-style-name="P14" draw:layer="layout" svg:width="6.5cm" svg:height="2cm" svg:x="5.5cm" svg:y="17.5cm">
              <text:p text:style-name="P10"><text:span text:style-name="T15">nächste zu verwendende</text:span><text:span text:style-name="T15"><text:line-break/></text:span><text:span text:style-name="T15">Ressource-ID</text:span></text:p>
            </draw:rect>
          </draw:g>
        </draw:g>
        <draw:g draw:id="id12">
          <draw:polyline draw:style-name="gr4" draw:text-style-name="P9" draw:layer="layout" svg:width="2.414cm" svg:height="4.458cm" draw:transform="rotate (-1.19031454986109) translate (24.793cm 15.982cm)" svg:viewBox="0 0 2415 4459" draw:points="932,4458 2414,743 557,0 0,1393">
            <text:p text:style-name="P1"/>
          </draw:polyline>
          <draw:g>
            <draw:g>
              <draw:rect draw:style-name="gr5" draw:text-style-name="P9" draw:layer="layout" svg:width="6cm" svg:height="2cm" svg:x="15.5cm" svg:y="17.5cm" draw:corner-radius="0.5cm">
                <text:p text:style-name="P1"/>
              </draw:rect>
              <draw:rect draw:style-name="gr5" draw:text-style-name="P9" draw:layer="layout" svg:width="5.76cm" svg:height="1.852cm" svg:x="15.62cm" svg:y="17.574cm" draw:corner-radius="0.5cm">
                <text:p text:style-name="P1"/>
              </draw:rect>
              <draw:rect draw:style-name="gr5" draw:text-style-name="P9" draw:layer="layout" svg:width="5.52cm" svg:height="1.704cm" svg:x="15.74cm" svg:y="17.648cm" draw:corner-radius="0.5cm">
                <text:p text:style-name="P1"/>
              </draw:rect>
            </draw:g>
            <draw:rect draw:style-name="gr6" draw:text-style-name="P14" draw:layer="layout" svg:width="5.5cm" svg:height="1.5cm" svg:x="15.5cm" svg:y="17.5cm">
              <text:p text:style-name="P10"><text:span text:style-name="T15">Events “übersetzen”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1 Client library: Xlib</text:p>
          </draw:text-box>
        </draw:frame>
        <draw:frame presentation:style-name="pr7" draw:text-style-name="P4" draw:layer="layout" svg:width="23.91cm" svg:height="11.257cm" svg:x="2.057cm" svg:y="8cm" presentation:class="outline" presentation:user-transformed="true">
          <draw:text-box>
            <text:list text:style-name="L2">
              <text:list-item>
                <text:p text:id="id13" text:style-name="P2">0. Verbindungskontext sperren</text:p>
              </text:list-item>
            </text:list>
            <text:list text:style-name="L2">
              <text:list-item>
                <text:p text:id="id14" text:style-name="P2">1. Platz im Ausgabepuffer reservieren</text:p>
              </text:list-item>
            </text:list>
            <text:list text:style-name="L2">
              <text:list-item>
                <text:list>
                  <text:list-item>
                    <text:p text:id="id15" text:style-name="P15">1a. Wenn Platz nicht reicht: Flush</text:p>
                  </text:list-item>
                </text:list>
              </text:list-item>
            </text:list>
            <text:list text:style-name="L2">
              <text:list-item>
                <text:p text:id="id16" text:style-name="P2">2. Request-Struktur im Speicherbereich füllen</text:p>
              </text:list-item>
            </text:list>
            <text:list text:style-name="L2">
              <text:list-item>
                <text:list>
                  <text:list-item>
                    <text:p text:id="id17" text:style-name="P15">2a. dabei implizit ggf. neue XIDs generieren</text:p>
                  </text:list-item>
                </text:list>
              </text:list-item>
            </text:list>
            <text:list text:style-name="L2">
              <text:list-item>
                <text:p text:id="id18" text:style-name="P2">3. Verbindungskontext entsperren</text:p>
              </text:list-item>
            </text:list>
            <text:list text:style-name="L2">
              <text:list-item>
                <text:p text:id="id19" text:style-name="P2">4. (später irgendwann) Output Queue Flush</text:p>
              </text:list-item>
            </text:list>
          </draw:text-box>
        </draw:frame>
        <draw:frame draw:style-name="gr9" draw:text-style-name="P7" draw:layer="layout" svg:width="17.244cm" svg:height="1.255cm" svg:x="2cm" svg:y="6.063cm">
          <draw:text-box>
            <text:p text:style-name="P1"><text:span text:style-name="T3">Generierung eines Protokoll-Reques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1 Client library: Xlib</text:p>
          </draw:text-box>
        </draw:frame>
        <draw:frame draw:style-name="gr10" draw:text-style-name="P16" draw:layer="layout" svg:width="23cm" svg:height="11.884cm" svg:x="2cm" svg:y="6cm">
          <draw:text-box>
            <text:p text:style-name="P1"><text:span text:style-name="T13">Pixmap </text:span><text:span text:style-name="T14">XCreatePixmap</text:span><text:span text:style-name="T13"> (</text:span><text:span text:style-name="T14">Display</text:span><text:span text:style-name="T13"> *dpy, Drawable d,</text:span><text:span text:style-name="T13"><text:line-break/></text:span><text:span text:style-name="T13"><text:tab/></text:span><text:span text:style-name="T13">unsigned int width, unsigned int height, unsigned int depth)</text:span></text:p>
            <text:p text:style-name="P1"><text:span text:style-name="T13">{</text:span></text:p>
            <text:p text:style-name="P1"><text:span text:style-name="T13"><text:s text:c="4"/></text:span><text:span text:style-name="T13">Pixmap pid;</text:span></text:p>
            <text:p text:style-name="P1"><text:span text:style-name="T13"><text:s text:c="4"/></text:span><text:span text:style-name="T16">xCreatePixmapReq</text:span><text:span text:style-name="T13"> *req;</text:span></text:p>
            <text:p text:style-name="P1"><text:span text:style-name="T13"/></text:p>
            <text:p text:style-name="P1"><text:span text:style-name="T13"><text:s text:c="4"/></text:span><text:span text:style-name="T13">LockDisplay(dpy);</text:span></text:p>
            <text:p text:style-name="P1"><text:span text:style-name="T13"><text:s text:c="4"/></text:span><text:span text:style-name="T13">GetReq(</text:span><text:span text:style-name="T16">CreatePixmap</text:span><text:span text:style-name="T13">, req);</text:span></text:p>
            <text:p text:style-name="P1"><text:span text:style-name="T13"><text:s text:c="4"/></text:span><text:span text:style-name="T13">req-&gt;drawable = d;</text:span></text:p>
            <text:p text:style-name="P1"><text:span text:style-name="T13"><text:s text:c="4"/></text:span><text:span text:style-name="T13">req-&gt;width = width;</text:span></text:p>
            <text:p text:style-name="P1"><text:span text:style-name="T13"><text:s text:c="4"/></text:span><text:span text:style-name="T13">req-&gt;height = height;</text:span></text:p>
            <text:p text:style-name="P1"><text:span text:style-name="T13"><text:s text:c="4"/></text:span><text:span text:style-name="T13">req-&gt;depth = depth;</text:span></text:p>
            <text:p text:style-name="P1"><text:span text:style-name="T13"><text:s text:c="4"/></text:span><text:span text:style-name="T13">pid = req-&gt;pid = XAllocID(dpy);</text:span></text:p>
            <text:p text:style-name="P1"><text:span text:style-name="T13"><text:s text:c="4"/></text:span><text:span text:style-name="T13">UnlockDisplay(dpy);</text:span></text:p>
            <text:p text:style-name="P1"><text:span text:style-name="T13"><text:s text:c="4"/></text:span><text:span text:style-name="T13">SyncHandle();</text:span></text:p>
            <text:p text:style-name="P1"><text:span text:style-name="T13"><text:s text:c="4"/></text:span><text:span text:style-name="T13">return (pid);</text:span></text:p>
            <text:p text:style-name="P1"><text:span text:style-name="T13">}</text:span></text:p>
          </draw:text-box>
        </draw:frame>
        <draw:g draw:id="id20">
          <draw:line draw:style-name="gr4" draw:text-style-name="P9" draw:layer="layout" svg:x1="19.5cm" svg:y1="8.5cm" svg:x2="9.291cm" svg:y2="10.132cm">
            <text:p text:style-name="P1"/>
          </draw:line>
          <draw:g>
            <draw:g>
              <draw:rect draw:style-name="gr5" draw:text-style-name="P9" draw:layer="layout" svg:width="6.5cm" svg:height="2.5cm" svg:x="19.5cm" svg:y="7.5cm" draw:corner-radius="0.5cm">
                <text:p text:style-name="P1"/>
              </draw:rect>
              <draw:rect draw:style-name="gr5" draw:text-style-name="P9" draw:layer="layout" svg:width="6.24cm" svg:height="2.315cm" svg:x="19.63cm" svg:y="7.593cm" draw:corner-radius="0.5cm">
                <text:p text:style-name="P1"/>
              </draw:rect>
              <draw:rect draw:style-name="gr5" draw:text-style-name="P9" draw:layer="layout" svg:width="5.98cm" svg:height="2.13cm" svg:x="19.76cm" svg:y="7.685cm" draw:corner-radius="0.5cm">
                <text:p text:style-name="P1"/>
              </draw:rect>
            </draw:g>
            <draw:rect draw:style-name="gr6" draw:text-style-name="P14" draw:layer="layout" svg:width="6cm" svg:height="2cm" svg:x="19.5cm" svg:y="7.5cm">
              <text:p text:style-name="P10"><text:span text:style-name="T15">Verbindungskontext</text:span><text:span text:style-name="T15"><text:line-break/></text:span><text:span text:style-name="T15">sperren</text:span></text:p>
            </draw:rect>
          </draw:g>
        </draw:g>
        <draw:g draw:id="id21">
          <draw:line draw:style-name="gr4" draw:text-style-name="P9" draw:layer="layout" svg:x1="20.209cm" svg:y1="10.868cm" svg:x2="12.328cm" svg:y2="10.868cm">
            <text:p text:style-name="P1"/>
          </draw:line>
          <draw:g>
            <draw:g>
              <draw:rect draw:style-name="gr5" draw:text-style-name="P9" draw:layer="layout" svg:width="6.791cm" svg:height="2.5cm" svg:x="20.209cm" svg:y="9.868cm" draw:corner-radius="0.5cm">
                <text:p text:style-name="P1"/>
              </draw:rect>
              <draw:rect draw:style-name="gr5" draw:text-style-name="P9" draw:layer="layout" svg:width="6.519cm" svg:height="2.315cm" svg:x="20.345cm" svg:y="9.961cm" draw:corner-radius="0.5cm">
                <text:p text:style-name="P1"/>
              </draw:rect>
              <draw:rect draw:style-name="gr5" draw:text-style-name="P9" draw:layer="layout" svg:width="6.247cm" svg:height="2.13cm" svg:x="20.481cm" svg:y="10.053cm" draw:corner-radius="0.5cm">
                <text:p text:style-name="P1"/>
              </draw:rect>
            </draw:g>
            <draw:rect draw:style-name="gr6" draw:text-style-name="P14" draw:layer="layout" svg:width="6.291cm" svg:height="2cm" svg:x="20.209cm" svg:y="9.868cm">
              <text:p text:style-name="P10"><text:span text:style-name="T15">Request-Struktur im</text:span><text:span text:style-name="T15"><text:line-break/></text:span><text:span text:style-name="T15">Ausgabepuffer anlegen</text:span></text:p>
            </draw:rect>
          </draw:g>
        </draw:g>
        <draw:g draw:id="id22">
          <draw:line draw:style-name="gr4" draw:text-style-name="P9" draw:layer="layout" svg:x1="16.881cm" svg:y1="13cm" svg:x2="15cm" svg:y2="13cm">
            <text:p text:style-name="P1"/>
          </draw:line>
          <draw:g>
            <draw:g>
              <draw:rect draw:style-name="gr5" draw:text-style-name="P9" draw:layer="layout" svg:width="6.791cm" svg:height="2.5cm" svg:x="16.881cm" svg:y="12cm" draw:corner-radius="0.5cm">
                <text:p text:style-name="P1"/>
              </draw:rect>
              <draw:rect draw:style-name="gr5" draw:text-style-name="P9" draw:layer="layout" svg:width="6.519cm" svg:height="2.315cm" svg:x="17.017cm" svg:y="12.093cm" draw:corner-radius="0.5cm">
                <text:p text:style-name="P1"/>
              </draw:rect>
              <draw:rect draw:style-name="gr5" draw:text-style-name="P9" draw:layer="layout" svg:width="6.247cm" svg:height="2.13cm" svg:x="17.153cm" svg:y="12.185cm" draw:corner-radius="0.5cm">
                <text:p text:style-name="P1"/>
              </draw:rect>
            </draw:g>
            <draw:rect draw:style-name="gr6" draw:text-style-name="P14" draw:layer="layout" svg:width="6.291cm" svg:height="2cm" svg:x="16.881cm" svg:y="12cm">
              <text:p text:style-name="P10"><text:span text:style-name="T15">Parameter in Request-</text:span><text:span text:style-name="T15"><text:line-break/></text:span><text:span text:style-name="T15">Strukur übertragen</text:span></text:p>
            </draw:rect>
          </draw:g>
          <draw:path draw:style-name="gr11" draw:text-style-name="P9" draw:layer="layout" svg:width="0.5cm" svg:height="3cm" svg:x="14cm" svg:y="11.5cm" svg:viewBox="0 0 501 3001" svg:d="m0 0c500 0-500 1500 500 1500-1000 0 0 1500-500 1500">
            <text:p text:style-name="P1"/>
          </draw:path>
        </draw:g>
        <draw:g draw:id="id23">
          <draw:polyline draw:style-name="gr4" draw:text-style-name="P9" draw:layer="layout" svg:width="7.999cm" svg:height="1.97cm" draw:transform="rotate (2.89305776810525) translate (18.515cm 17.407cm)" svg:viewBox="0 0 8000 1971" draw:points="0,1970 7753,0 7999,969">
            <text:p text:style-name="P1"/>
          </draw:polyline>
          <draw:g>
            <draw:g>
              <draw:rect draw:style-name="gr5" draw:text-style-name="P9" draw:layer="layout" svg:width="6.791cm" svg:height="2.5cm" svg:x="19cm" svg:y="14.5cm" draw:corner-radius="0.5cm">
                <text:p text:style-name="P1"/>
              </draw:rect>
              <draw:rect draw:style-name="gr5" draw:text-style-name="P9" draw:layer="layout" svg:width="6.519cm" svg:height="2.315cm" svg:x="19.136cm" svg:y="14.593cm" draw:corner-radius="0.5cm">
                <text:p text:style-name="P1"/>
              </draw:rect>
              <draw:rect draw:style-name="gr5" draw:text-style-name="P9" draw:layer="layout" svg:width="6.247cm" svg:height="2.13cm" svg:x="19.272cm" svg:y="14.685cm" draw:corner-radius="0.5cm">
                <text:p text:style-name="P1"/>
              </draw:rect>
            </draw:g>
            <draw:rect draw:style-name="gr6" draw:text-style-name="P14" draw:layer="layout" svg:width="6.291cm" svg:height="2cm" svg:x="19cm" svg:y="14.5cm">
              <text:p text:style-name="P10"><text:span text:style-name="T15">Hilfsfunktion allokiert</text:span><text:span text:style-name="T15"><text:line-break/></text:span><text:span text:style-name="T15">unbenutzte XID</text:span></text:p>
            </draw:rect>
          </draw:g>
        </draw:g>
        <draw:g draw:id="id24">
          <draw:line draw:style-name="gr4" draw:text-style-name="P9" draw:layer="layout" svg:x1="18cm" svg:y1="18cm" svg:x2="7.878cm" svg:y2="15.303cm">
            <text:p text:style-name="P1"/>
          </draw:line>
          <draw:g>
            <draw:g>
              <draw:rect draw:style-name="gr5" draw:text-style-name="P9" draw:layer="layout" svg:width="6.5cm" svg:height="2.5cm" svg:x="18cm" svg:y="17cm" draw:corner-radius="0.5cm">
                <text:p text:style-name="P1"/>
              </draw:rect>
              <draw:rect draw:style-name="gr5" draw:text-style-name="P9" draw:layer="layout" svg:width="6.24cm" svg:height="2.315cm" svg:x="18.13cm" svg:y="17.093cm" draw:corner-radius="0.5cm">
                <text:p text:style-name="P1"/>
              </draw:rect>
              <draw:rect draw:style-name="gr5" draw:text-style-name="P9" draw:layer="layout" svg:width="5.98cm" svg:height="2.13cm" svg:x="18.26cm" svg:y="17.185cm" draw:corner-radius="0.5cm">
                <text:p text:style-name="P1"/>
              </draw:rect>
            </draw:g>
            <draw:rect draw:style-name="gr6" draw:text-style-name="P14" draw:layer="layout" svg:width="6cm" svg:height="2cm" svg:x="18cm" svg:y="17cm">
              <text:p text:style-name="P10"><text:span text:style-name="T15">Verbindungskontext</text:span><text:span text:style-name="T15"><text:line-break/></text:span><text:span text:style-name="T15">entsperren</text:span></text:p>
            </draw:rect>
          </draw:g>
        </draw:g>
        <draw:frame draw:style-name="gr12" draw:id="id25" draw:layer="layout" svg:width="15.238cm" svg:height="0.937cm" svg:x="1.762cm" svg:y="18cm">
          <draw:text-box>
            <text:p text:style-name="P1">netto &lt;50 Instruktionen im fast-path (i386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1 Client library: Xlib</text:p>
          </draw:text-box>
        </draw:frame>
        <draw:frame presentation:style-name="pr8" draw:text-style-name="P4" draw:layer="layout" svg:width="23.91cm" svg:height="11.518cm" svg:x="2.057cm" svg:y="8cm" presentation:class="outline" presentation:user-transformed="true">
          <draw:text-box>
            <text:list text:style-name="L2">
              <text:list-item>
                <text:p text:id="id26" text:style-name="P2">0. Verbindungskontext sperren</text:p>
              </text:list-item>
            </text:list>
            <text:list text:style-name="L2">
              <text:list-item>
                <text:p text:id="id27" text:style-name="P2">1. Request generieren (wie asynchroner Request)</text:p>
              </text:list-item>
            </text:list>
            <text:list text:style-name="L2">
              <text:list-item>
                <text:p text:id="id28" text:style-name="P2">2. Queue flush</text:p>
              </text:list-item>
            </text:list>
            <text:list text:style-name="L2">
              <text:list-item>
                <text:p text:id="id29" text:style-name="P2">3. Bytes von Server empfangen, auf Reply warten</text:p>
              </text:list-item>
            </text:list>
            <text:list text:style-name="L2">
              <text:list-item>
                <text:list>
                  <text:list-item>
                    <text:p text:id="id30" text:style-name="P15">3a. dabei aufgetretene Events in Queue schreiben</text:p>
                  </text:list-item>
                </text:list>
              </text:list-item>
            </text:list>
            <text:list text:style-name="L2">
              <text:list-item>
                <text:p text:id="id31" text:style-name="P2">4. Verbindungskontext entsperren</text:p>
              </text:list-item>
            </text:list>
            <text:list text:style-name="L2">
              <text:list-item>
                <text:p text:id="id32" text:style-name="P2">5. Daten zurückgeben</text:p>
              </text:list-item>
            </text:list>
          </draw:text-box>
        </draw:frame>
        <draw:frame draw:style-name="gr13" draw:text-style-name="P7" draw:layer="layout" svg:width="22.214cm" svg:height="1.255cm" svg:x="2cm" svg:y="6.063cm">
          <draw:text-box>
            <text:p text:style-name="P1"><text:span text:style-name="T3">Generierung eines Roundtrip-Protokoll-Reques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1 Client library: Xlib</text:p>
          </draw:text-box>
        </draw:frame>
        <draw:frame draw:style-name="gr14" draw:text-style-name="P16" draw:layer="layout" svg:width="23.113cm" svg:height="10cm" svg:x="2.5cm" svg:y="7cm">
          <draw:text-box>
            <text:p text:style-name="P1"><text:span text:style-name="T13">int</text:span></text:p>
            <text:p text:style-name="P1"><text:span text:style-name="T13">XgetInputFocus(Display *dpy, Window *focus, Window *revert_to)</text:span></text:p>
            <text:p text:style-name="P1"><text:span text:style-name="T13">{</text:span></text:p>
            <text:p text:style-name="P1"><text:span text:style-name="T13"><text:s text:c="4"/></text:span><text:span text:style-name="T16">xGetInputFocusReply</text:span><text:span text:style-name="T13"> </text:span><text:span text:style-name="T16">rep</text:span><text:span text:style-name="T13">;</text:span></text:p>
            <text:p text:style-name="P1"><text:span text:style-name="T13"><text:s text:c="4"/></text:span><text:span text:style-name="T16">xReq</text:span><text:span text:style-name="T13"> *</text:span><text:span text:style-name="T16">req</text:span><text:span text:style-name="T13">;</text:span></text:p>
            <text:p text:style-name="P1"><text:span text:style-name="T13"><text:s text:c="4"/></text:span><text:span text:style-name="T13">LockDisplay(dpy);</text:span></text:p>
            <text:p text:style-name="P1"><text:span text:style-name="T13"><text:s text:c="4"/></text:span><text:span text:style-name="T13">GetEmptyReq(</text:span><text:span text:style-name="T16">GetInputFocus</text:span><text:span text:style-name="T13">, req);</text:span></text:p>
            <text:p text:style-name="P1"><text:span text:style-name="T13"><text:s text:c="4"/></text:span><text:span text:style-name="T13">(void) _XReply (dpy, (xReply *)&amp;</text:span><text:span text:style-name="T16">rep</text:span><text:span text:style-name="T13">, 0, xTrue);</text:span></text:p>
            <text:p text:style-name="P1"><text:span text:style-name="T13"><text:s text:c="4"/></text:span><text:span text:style-name="T13">*focus = </text:span><text:span text:style-name="T16">rep</text:span><text:span text:style-name="T13">.focus;</text:span></text:p>
            <text:p text:style-name="P1"><text:span text:style-name="T13"><text:s text:c="4"/></text:span><text:span text:style-name="T13">*revert_to = </text:span><text:span text:style-name="T16">rep</text:span><text:span text:style-name="T13">.revertTo;</text:span></text:p>
            <text:p text:style-name="P1"><text:span text:style-name="T13"><text:s text:c="4"/></text:span><text:span text:style-name="T13">UnlockDisplay(dpy);</text:span></text:p>
            <text:p text:style-name="P1"><text:span text:style-name="T13"><text:s text:c="4"/></text:span><text:span text:style-name="T13">SyncHandle();</text:span></text:p>
            <text:p text:style-name="P1"><text:span text:style-name="T13"><text:s text:c="4"/></text:span><text:span text:style-name="T13">return 1;</text:span></text:p>
            <text:p text:style-name="P1"><text:span text:style-name="T13">}</text:span></text:p>
          </draw:text-box>
        </draw:frame>
        <draw:g draw:id="id33">
          <draw:line draw:style-name="gr4" draw:text-style-name="P9" draw:layer="layout" svg:x1="20cm" svg:y1="13.5cm" svg:x2="8.78cm" svg:y2="11.979cm">
            <text:p text:style-name="P1"/>
          </draw:line>
          <draw:g>
            <draw:g>
              <draw:rect draw:style-name="gr5" draw:text-style-name="P9" draw:layer="layout" svg:width="6.791cm" svg:height="3cm" svg:x="19.881cm" svg:y="13.5cm" draw:corner-radius="0.5cm">
                <text:p text:style-name="P1"/>
              </draw:rect>
              <draw:rect draw:style-name="gr5" draw:text-style-name="P9" draw:layer="layout" svg:width="6.519cm" svg:height="2.778cm" svg:x="20.017cm" svg:y="13.612cm" draw:corner-radius="0.5cm">
                <text:p text:style-name="P1"/>
              </draw:rect>
              <draw:rect draw:style-name="gr5" draw:text-style-name="P9" draw:layer="layout" svg:width="6.247cm" svg:height="2.556cm" svg:x="20.153cm" svg:y="13.722cm" draw:corner-radius="0.5cm">
                <text:p text:style-name="P1"/>
              </draw:rect>
            </draw:g>
            <draw:rect draw:style-name="gr6" draw:text-style-name="P14" draw:layer="layout" svg:width="6.291cm" svg:height="2.5cm" svg:x="19.881cm" svg:y="13.5cm">
              <text:p text:style-name="P10"><text:span text:style-name="T15">Funktion wartet auf</text:span><text:span text:style-name="T15"><text:line-break/></text:span><text:span text:style-name="T15">Eintreffen des Replies</text:span><text:span text:style-name="T15"><text:line-break/></text:span><text:span text:style-name="T15">auf letzten Request</text:span></text:p>
            </draw:rect>
          </draw:g>
        </draw:g>
        <draw:frame draw:style-name="gr15" draw:text-style-name="P1" draw:id="id34" draw:layer="layout" svg:width="23.432cm" svg:height="3.5cm" svg:x="2.568cm" svg:y="16.5cm">
          <draw:text-box>
            <text:p text:style-name="P1">volle Asynchronität des Protokolls unter Verwendung der Xlib nicht nutzbar – ursprüngliche Design-Annahme: Round-Trip-Requests selt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1 Client library: Xlib</text:p>
          </draw:text-box>
        </draw:frame>
        <draw:line draw:style-name="gr16" draw:text-style-name="P9" draw:layer="layout" svg:x1="7cm" svg:y1="7.5cm" svg:x2="7cm" svg:y2="18cm">
          <text:p text:style-name="P1"/>
        </draw:line>
        <draw:line draw:style-name="gr16" draw:text-style-name="P9" draw:layer="layout" svg:x1="21cm" svg:y1="7.5cm" svg:x2="21cm" svg:y2="18cm">
          <text:p text:style-name="P1"/>
        </draw:line>
        <draw:frame draw:style-name="gr17" draw:text-style-name="P10" draw:layer="layout" svg:width="3cm" svg:height="0.937cm" svg:x="3.5cm" svg:y="7.563cm">
          <draw:text-box>
            <text:p text:style-name="P10">Client</text:p>
          </draw:text-box>
        </draw:frame>
        <draw:frame draw:style-name="gr17" draw:text-style-name="P10" draw:layer="layout" svg:width="3cm" svg:height="0.937cm" svg:x="21.5cm" svg:y="7.563cm">
          <draw:text-box>
            <text:p text:style-name="P10">Server</text:p>
          </draw:text-box>
        </draw:frame>
        <draw:line draw:style-name="gr18" draw:text-style-name="P17" draw:layer="layout" svg:x1="7cm" svg:y1="8cm" svg:x2="21cm" svg:y2="9.5cm">
          <text:p text:style-name="P10"><text:span text:style-name="T17">ListFontsWithInfo</text:span><text:span text:style-name="T18"><text:line-break/></text:span><text:span text:style-name="T18"/></text:p>
        </draw:line>
        <draw:line draw:style-name="gr19" draw:text-style-name="P18" draw:layer="layout" svg:x1="7cm" svg:y1="11.5cm" svg:x2="21cm" svg:y2="10cm">
          <text:p text:style-name="P10"><text:span text:style-name="T17">ListFontsWithInfo</text:span><text:span text:style-name="T18"><text:line-break/></text:span><text:span text:style-name="T18"/></text:p>
        </draw:line>
        <draw:line draw:style-name="gr18" draw:text-style-name="P17" draw:layer="layout" svg:x1="7cm" svg:y1="12cm" svg:x2="21cm" svg:y2="13.5cm">
          <text:p text:style-name="P10"><text:span text:style-name="T17">ListFontsWithInfo</text:span><text:span text:style-name="T18"><text:line-break/></text:span><text:span text:style-name="T18"/></text:p>
        </draw:line>
        <draw:line draw:style-name="gr19" draw:text-style-name="P18" draw:layer="layout" svg:x1="7cm" svg:y1="15.5cm" svg:x2="21cm" svg:y2="14cm">
          <text:p text:style-name="P10"><text:span text:style-name="T17">ListFontsWithInfo</text:span><text:span text:style-name="T18"><text:line-break/></text:span><text:span text:style-name="T18"/></text:p>
        </draw:line>
        <draw:line draw:style-name="gr18" draw:text-style-name="P17" draw:layer="layout" svg:x1="7cm" svg:y1="16cm" svg:x2="21cm" svg:y2="17.5cm">
          <text:p text:style-name="P10"><text:span text:style-name="T17">ListFontsWithInfo</text:span><text:span text:style-name="T18"><text:line-break/></text:span><text:span text:style-name="T18"/></text:p>
        </draw:line>
        <draw:frame draw:style-name="gr15" draw:text-style-name="P1" draw:id="id35" draw:layer="layout" svg:width="23.432cm" svg:height="1.5cm" svg:x="2.568cm" svg:y="18.5cm">
          <draw:text-box>
            <text:p text:style-name="P1">moderne grafische Anwendungen: &gt;50 Round-Trips beim Start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1 Client library: Xlib</text:p>
          </draw:text-box>
        </draw:frame>
        <draw:frame presentation:style-name="pr9" draw:text-style-name="P4" draw:layer="layout" svg:width="23.91cm" svg:height="11.488cm" svg:x="2.057cm" svg:y="8cm" presentation:class="outline" presentation:user-transformed="true">
          <draw:text-box>
            <text:list text:style-name="L2">
              <text:list-item>
                <text:p text:id="id36" text:style-name="P2">0. Verbindungskontext sperren</text:p>
              </text:list-item>
            </text:list>
            <text:list text:style-name="L2">
              <text:list-item>
                <text:p text:id="id37" text:style-name="P2">1. wenn Event in Queue weiter mit 4</text:p>
              </text:list-item>
            </text:list>
            <text:list text:style-name="L2">
              <text:list-item>
                <text:p text:id="id38" text:style-name="P2">2. Queue flush</text:p>
              </text:list-item>
            </text:list>
            <text:list text:style-name="L2">
              <text:list-item>
                <text:p text:id="id39" text:style-name="P2">3. Daten von Server lesen, bis Event empfangen</text:p>
              </text:list-item>
            </text:list>
            <text:list text:style-name="L2">
              <text:list-item>
                <text:p text:id="id40" text:style-name="P2">4. vordersters Event aus Queue entfernen</text:p>
              </text:list-item>
            </text:list>
            <text:list text:style-name="L2">
              <text:list-item>
                <text:p text:id="id41" text:style-name="P2">5. Verbindungskontext entsperren</text:p>
              </text:list-item>
            </text:list>
          </draw:text-box>
        </draw:frame>
        <draw:frame draw:style-name="gr20" draw:text-style-name="P7" draw:layer="layout" svg:width="22.1cm" svg:height="1.402cm" svg:x="2cm" svg:y="6.063cm">
          <draw:text-box>
            <text:p text:style-name="P1"><text:span text:style-name="T3">Event-Verarbeitung (</text:span><text:span text:style-name="T19">XNextEvent</text:span><text:span text:style-name="T3">)</text:span></text:p>
          </draw:text-box>
        </draw:frame>
        <draw:frame draw:style-name="gr15" draw:text-style-name="P1" draw:id="id42" draw:layer="layout" svg:width="23.432cm" svg:height="1.5cm" svg:x="2.568cm" svg:y="18.5cm">
          <draw:text-box>
            <text:p text:style-name="P1">non-blocking I/O mittels <text:span text:style-name="T2">XPending</text:span> möglic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1 Client library: Xlib</text:p>
          </draw:text-box>
        </draw:frame>
        <draw:frame draw:style-name="gr21" draw:layer="layout" svg:width="8.02cm" svg:height="0.937cm" svg:x="10cm" svg:y="7.5cm">
          <draw:text-box>
            <text:p text:style-name="P1">Beispielprogramm Xlib</text:p>
          </draw:text-box>
        </draw:frame>
        <draw:g draw:id="id43">
          <draw:g>
            <draw:rect draw:style-name="gr5" draw:text-style-name="P9" draw:layer="layout" svg:width="9cm" svg:height="5cm" svg:x="19cm" svg:y="6cm" draw:corner-radius="0.5cm">
              <text:p text:style-name="P1"/>
            </draw:rect>
            <draw:rect draw:style-name="gr5" draw:text-style-name="P9" draw:layer="layout" svg:width="8.64cm" svg:height="4.63cm" svg:x="19.18cm" svg:y="6.187cm" draw:corner-radius="0.5cm">
              <text:p text:style-name="P1"/>
            </draw:rect>
            <draw:rect draw:style-name="gr5" draw:text-style-name="P9" draw:layer="layout" svg:width="8.28cm" svg:height="4.26cm" svg:x="19.36cm" svg:y="6.37cm" draw:corner-radius="0.5cm">
              <text:p text:style-name="P1"/>
            </draw:rect>
          </draw:g>
          <draw:rect draw:style-name="gr22" draw:text-style-name="P20" draw:layer="layout" svg:width="8.5cm" svg:height="4.5cm" svg:x="19cm" svg:y="6cm">
            <text:p text:style-name="P19"><text:span text:style-name="T13">int main()</text:span><text:span text:style-name="T13"><text:line-break/></text:span><text:span text:style-name="T13">{</text:span><text:span text:style-name="T13"><text:line-break/></text:span><text:span text:style-name="T13"><text:tab/></text:span><text:span text:style-name="T13">dpy=</text:span><text:span text:style-name="T14">XOpenDisplay</text:span><text:span text:style-name="T13">(0);</text:span><text:span text:style-name="T13"><text:line-break/></text:span><text:span text:style-name="T13"><text:tab/></text:span><text:span text:style-name="T13">create_window();</text:span><text:span text:style-name="T13"><text:line-break/></text:span><text:span text:style-name="T13"><text:tab/></text:span><text:span text:style-name="T13">while(1) mainloop();</text:span><text:span text:style-name="T13"><text:line-break/></text:span><text:span text:style-name="T13">}</text:span></text:p>
          </draw:rect>
        </draw:g>
        <draw:g draw:id="id44">
          <draw:g>
            <draw:rect draw:style-name="gr5" draw:text-style-name="P9" draw:layer="layout" svg:width="8cm" svg:height="5cm" svg:x="1cm" svg:y="6cm" draw:corner-radius="0.5cm">
              <text:p text:style-name="P1"/>
            </draw:rect>
            <draw:rect draw:style-name="gr5" draw:text-style-name="P9" draw:layer="layout" svg:width="7.68cm" svg:height="4.63cm" svg:x="1.16cm" svg:y="6.187cm" draw:corner-radius="0.5cm">
              <text:p text:style-name="P1"/>
            </draw:rect>
            <draw:rect draw:style-name="gr5" draw:text-style-name="P9" draw:layer="layout" svg:width="7.36cm" svg:height="4.26cm" svg:x="1.32cm" svg:y="6.37cm" draw:corner-radius="0.5cm">
              <text:p text:style-name="P1"/>
            </draw:rect>
          </draw:g>
          <draw:rect draw:style-name="gr22" draw:text-style-name="P20" draw:layer="layout" svg:width="7.5cm" svg:height="4.5cm" svg:x="1cm" svg:y="6cm">
            <text:p text:style-name="P19"><text:span text:style-name="T14">Display</text:span><text:span text:style-name="T13"> *dpy;</text:span><text:span text:style-name="T13"><text:line-break/></text:span><text:span text:style-name="T13">int screen;</text:span><text:span text:style-name="T13"><text:line-break/></text:span><text:span text:style-name="T14">Visual</text:span><text:span text:style-name="T13"> *visual;</text:span></text:p>
            <text:p text:style-name="P19"><text:span text:style-name="T14">Window</text:span><text:span text:style-name="T13"> root, window;</text:span></text:p>
            <text:p text:style-name="P19"><text:span text:style-name="T14">XEvent</text:span><text:span text:style-name="T13"> event;</text:span></text:p>
            <text:p text:style-name="P19"><text:span text:style-name="T14">GC</text:span><text:span text:style-name="T13"> gc;</text:span></text:p>
          </draw:rect>
        </draw:g>
        <draw:g draw:id="id45">
          <draw:g>
            <draw:rect draw:style-name="gr5" draw:text-style-name="P9" draw:layer="layout" svg:width="14cm" svg:height="10.5cm" svg:x="1.5cm" svg:y="10cm" draw:corner-radius="0.5cm">
              <text:p text:style-name="P1"/>
            </draw:rect>
            <draw:rect draw:style-name="gr5" draw:text-style-name="P9" draw:layer="layout" svg:width="13.44cm" svg:height="9.723cm" svg:x="1.78cm" svg:y="10.392cm" draw:corner-radius="0.5cm">
              <text:p text:style-name="P1"/>
            </draw:rect>
            <draw:rect draw:style-name="gr5" draw:text-style-name="P9" draw:layer="layout" svg:width="12.878cm" svg:height="8.946cm" svg:x="2.061cm" svg:y="10.777cm" draw:corner-radius="0.5cm">
              <text:p text:style-name="P1"/>
            </draw:rect>
          </draw:g>
          <draw:rect draw:style-name="gr22" draw:text-style-name="P20" draw:layer="layout" svg:width="13.5cm" svg:height="10cm" svg:x="1.5cm" svg:y="10cm">
            <text:p text:style-name="P19"><text:span text:style-name="T13">void create_window(void)</text:span><text:span text:style-name="T13"><text:line-break/></text:span><text:span text:style-name="T13">{</text:span><text:span text:style-name="T13"><text:line-break/></text:span><text:span text:style-name="T13"><text:tab/></text:span><text:span text:style-name="T13">screen=</text:span><text:span text:style-name="T14">DefaultScreen</text:span><text:span text:style-name="T13">(dpy);</text:span><text:span text:style-name="T13"><text:line-break/></text:span><text:span text:style-name="T13"><text:tab/></text:span><text:span text:style-name="T13">root=</text:span><text:span text:style-name="T14">DefaultRootWindow</text:span><text:span text:style-name="T13">(dpy);</text:span><text:span text:style-name="T13"><text:line-break/></text:span><text:span text:style-name="T13"><text:tab/></text:span><text:span text:style-name="T13">visual=</text:span><text:span text:style-name="T14">DefaultVisual</text:span><text:span text:style-name="T13">(dpy, screen);</text:span><text:span text:style-name="T13"><text:line-break/></text:span><text:span text:style-name="T13"><text:tab/></text:span><text:span text:style-name="T13">depth=</text:span><text:span text:style-name="T14">DefaultDepth</text:span><text:span text:style-name="T13">(dpy, screen);</text:span><text:span text:style-name="T13"><text:line-break/></text:span><text:span text:style-name="T13"><text:tab/></text:span><text:span text:style-name="T13">window=</text:span><text:span text:style-name="T14">XCreateWindow</text:span><text:span text:style-name="T13">(dpy, root,</text:span><text:span text:style-name="T13"><text:line-break/></text:span><text:span text:style-name="T13"><text:tab/></text:span><text:span text:style-name="T13"><text:tab/></text:span><text:span text:style-name="T13">0, 0, 100, 60, 0,</text:span><text:span text:style-name="T13"><text:line-break/></text:span><text:span text:style-name="T13"><text:tab/></text:span><text:span text:style-name="T13"><text:tab/></text:span><text:span text:style-name="T13">depth, </text:span><text:span text:style-name="T14">InputOutput</text:span><text:span text:style-name="T13">, visual,</text:span><text:span text:style-name="T13"><text:line-break/></text:span><text:span text:style-name="T13"><text:tab/></text:span><text:span text:style-name="T13"><text:tab/></text:span><text:span text:style-name="T13">0, NULL);</text:span><text:span text:style-name="T13"><text:line-break/></text:span><text:span text:style-name="T13"><text:tab/></text:span><text:span text:style-name="T14">XSelectInput</text:span><text:span text:style-name="T13">(dpy, window,</text:span><text:span text:style-name="T13"><text:line-break/></text:span><text:span text:style-name="T13"><text:tab/></text:span><text:span text:style-name="T13"><text:tab/></text:span><text:span text:style-name="T14">ExposureMask</text:span><text:span text:style-name="T13">);</text:span><text:span text:style-name="T13"><text:line-break/></text:span><text:span text:style-name="T13"><text:tab/></text:span><text:span text:style-name="T14">XMapWindow</text:span><text:span text:style-name="T13">(dpy, window);</text:span><text:span text:style-name="T13"><text:line-break/></text:span><text:span text:style-name="T13"><text:tab/></text:span><text:span text:style-name="T14">XCreateGC</text:span><text:span text:style-name="T13">(dpy, window);</text:span><text:span text:style-name="T13"><text:line-break/></text:span><text:span text:style-name="T13">}</text:span></text:p>
          </draw:rect>
        </draw:g>
        <draw:g draw:id="id46">
          <draw:g>
            <draw:rect draw:style-name="gr5" draw:text-style-name="P9" draw:layer="layout" svg:width="13cm" svg:height="9.5cm" svg:x="14.5cm" svg:y="10.5cm" draw:corner-radius="0.5cm">
              <text:p text:style-name="P1"/>
            </draw:rect>
            <draw:rect draw:style-name="gr5" draw:text-style-name="P9" draw:layer="layout" svg:width="12.48cm" svg:height="8.797cm" svg:x="14.76cm" svg:y="10.854cm" draw:corner-radius="0.5cm">
              <text:p text:style-name="P1"/>
            </draw:rect>
            <draw:rect draw:style-name="gr5" draw:text-style-name="P9" draw:layer="layout" svg:width="11.958cm" svg:height="8.094cm" svg:x="15.021cm" svg:y="11.203cm" draw:corner-radius="0.5cm">
              <text:p text:style-name="P1"/>
            </draw:rect>
          </draw:g>
          <draw:rect draw:style-name="gr22" draw:text-style-name="P20" draw:layer="layout" svg:width="12.5cm" svg:height="9cm" svg:x="14.5cm" svg:y="10.5cm">
            <text:p text:style-name="P19"><text:span text:style-name="T13">void mainloop(void)</text:span><text:span text:style-name="T13"><text:line-break/></text:span><text:span text:style-name="T13">{</text:span></text:p>
            <text:p text:style-name="P19"><text:span text:style-name="T13"><text:tab/></text:span><text:span text:style-name="T14">XNextEvent</text:span><text:span text:style-name="T13">(dpy, &amp;event);</text:span><text:span text:style-name="T13"><text:line-break/></text:span><text:span text:style-name="T13"><text:tab/></text:span><text:span text:style-name="T13">switch(event.type) {</text:span><text:span text:style-name="T13"><text:line-break/></text:span><text:span text:style-name="T13"><text:tab/></text:span><text:span text:style-name="T13"><text:tab/></text:span><text:span text:style-name="T13">case </text:span><text:span text:style-name="T14">Expose</text:span><text:span text:style-name="T13">:</text:span><text:span text:style-name="T13"><text:line-break/></text:span><text:span text:style-name="T13"><text:tab/></text:span><text:span text:style-name="T13"><text:tab/></text:span><text:span text:style-name="T13"><text:tab/></text:span><text:span text:style-name="T14">XDrawString</text:span><text:span text:style-name="T13">(dpy,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window, gc, 20, 20,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“Hello World!”);</text:span><text:span text:style-name="T13"><text:line-break/></text:span><text:span text:style-name="T13"><text:tab/></text:span><text:span text:style-name="T13"><text:tab/></text:span><text:span text:style-name="T13"><text:tab/></text:span><text:span text:style-name="T13">break;</text:span><text:span text:style-name="T13"><text:line-break/></text:span><text:span text:style-name="T13"><text:tab/></text:span><text:span text:style-name="T13"><text:tab/></text:span><text:span text:style-name="T13">case </text:span><text:span text:style-name="T14">DestroyNotify</text:span><text:span text:style-name="T13">:</text:span><text:span text:style-name="T13"><text:line-break/></text:span><text:span text:style-name="T13"><text:tab/></text:span><text:span text:style-name="T13"><text:tab/></text:span><text:span text:style-name="T13"><text:tab/></text:span><text:span text:style-name="T13">exit(0);</text:span><text:span text:style-name="T13"><text:line-break/></text:span><text:span text:style-name="T13"><text:tab/></text:span><text:span text:style-name="T13">}</text:span></text:p>
            <text:p text:style-name="P19"><text:span text:style-name="T13">}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1 Client library: Xlib</text:p>
          </draw:text-box>
        </draw:frame>
        <draw:frame presentation:style-name="pr2" draw:text-style-name="P12" draw:layer="layout" svg:width="23.91cm" svg:height="13.23cm" svg:x="2.057cm" svg:y="5.838cm" presentation:class="outline">
          <draw:text-box>
            <text:list text:style-name="L2">
              <text:list-item>
                <text:p text:style-name="P2"><text:span text:style-name="T1">Charakteristika</text:span></text:p>
              </text:list-item>
            </text:list>
            <text:list text:style-name="L2">
              <text:list-item>
                <text:p text:style-name="P4"><text:span text:style-name="T1">kein </text:span><text:span text:style-name="T20">direkter</text:span><text:span text:style-name="T1"> Protokollzugang für Clients in der öffentlichen API; nur über stub-Funktionen</text:span></text:p>
              </text:list-item>
            </text:list>
            <text:list text:style-name="L2">
              <text:list-item>
                <text:p text:style-name="P4"><text:span text:style-name="T1">“</text:span><text:span text:style-name="T1">versteckt” Pufferung und Latenz; kaum Applikationskontrolle möglich</text:span></text:p>
              </text:list-item>
            </text:list>
            <text:list text:style-name="L2">
              <text:list-item>
                <text:p text:style-name="P4"><text:span text:style-name="T1">architektur-bedingt nur </text:span><text:span text:style-name="T20">ein</text:span><text:span text:style-name="T21"> ausstehender Round-Trip-Request; ineffiziente Nutzung des Protokolls</text:span></text:p>
              </text:list-item>
            </text:list>
            <text:list text:style-name="L2">
              <text:list-item>
                <text:p text:style-name="P4"><text:span text:style-name="T1">zahlreiche Mikro-Optimierungen, verhindern z.T. Makro-Optimierungen</text:span></text:p>
              </text:list-item>
            </text:list>
            <text:list text:style-name="L2">
              <text:list-item>
                <text:p text:style-name="P4"><text:span text:style-name="T21">zahlreiche weitere Design-Probleme (Multi-Threading disfunktional, memory ownership z.T. unklar/inkonsistent...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2 Client library: XCB</text:p>
          </draw:text-box>
        </draw:frame>
        <draw:frame presentation:style-name="pr2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seit ca. 2001</text:p>
              </text:list-item>
            </text:list>
            <text:list text:style-name="L2">
              <text:list-item>
                <text:p text:style-name="P4">Ziele:</text:p>
              </text:list-item>
            </text:list>
            <text:list text:style-name="L2">
              <text:list-item>
                <text:list>
                  <text:list-item>
                    <text:p text:style-name="P5">effizientere Nutzung des Protokol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Korrektheit, insbesondere Multi-Thread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oolkits mehr Kontrolle überlassen</text:p>
                  </text:list-item>
                </text:list>
              </text:list-item>
            </text:list>
            <text:list text:style-name="L2">
              <text:list-item>
                <text:p text:style-name="P4">formale Protokolldefinition</text:p>
              </text:list-item>
            </text:list>
            <text:list text:style-name="L2">
              <text:list-item>
                <text:list>
                  <text:list-item>
                    <text:p text:style-name="P5">auto-generierte Stubs für C; andere Sprachen möglich </text:p>
                  </text:list-item>
                </text:list>
              </text:list-item>
            </text:list>
            <text:list text:style-name="L2">
              <text:list-item>
                <text:p text:style-name="P4">“universell” in Bezug auf Protokoll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2 Client library: XCB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Architektur-Schichten:</text:p>
              </text:list-item>
            </text:list>
            <text:list text:style-name="L2">
              <text:list-item>
                <text:p text:style-name="P4">Connection- und I/O-Management</text:p>
              </text:list-item>
            </text:list>
            <text:list text:style-name="L2">
              <text:list-item>
                <text:list>
                  <text:list-item>
                    <text:p text:style-name="P5">input-/output-que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nection setup/teardow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quest/reply trac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ocking</text:p>
                  </text:list-item>
                </text:list>
              </text:list-item>
            </text:list>
            <text:list text:style-name="L2">
              <text:list-item>
                <text:p text:style-name="P4">Inhaltliche Protokollfunktionen</text:p>
              </text:list-item>
            </text:list>
            <text:list text:style-name="L2">
              <text:list-item>
                <text:list>
                  <text:list-item>
                    <text:p text:style-name="P5">Requests generieren, Replies entgegenneh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2 Client library: XCB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Connection Management</text:p>
              </text:list-item>
            </text:list>
            <text:list text:style-name="L2">
              <text:list-item>
                <text:p text:style-name="P4"><text:span text:style-name="T2">XCBConnect/XCBDisconnect</text:span></text:p>
              </text:list-item>
            </text:list>
            <text:list text:style-name="L2">
              <text:list-item>
                <text:p text:style-name="P4"><text:span text:style-name="T2">XCBFlush</text:span></text:p>
              </text:list-item>
            </text:list>
            <text:list text:style-name="L2">
              <text:list-item>
                <text:p text:style-name="P4"><text:span text:style-name="T2">XCBWaitForEvent/XCBPollForEvent</text:span></text:p>
              </text:list-item>
            </text:list>
            <text:list text:style-name="L2">
              <text:list-item>
                <text:p text:style-name="P4"><text:span text:style-name="T2">XCBGetFileDescriptor</text:span></text:p>
              </text:list-item>
            </text:list>
            <text:list text:style-name="L2">
              <text:list-item>
                <text:p text:style-name="P4"><text:span text:style-name="T2">XCBRequestRead</text:span></text:p>
              </text:list-item>
            </text:list>
            <text:list text:style-name="L2">
              <text:list-item>
                <text:p text:style-name="P4"><text:span text:style-name="T2">XCBGenerateI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2 Client library: XCB</text:p>
          </draw:text-box>
        </draw:frame>
        <draw:frame draw:style-name="gr23" draw:text-style-name="P8" draw:layer="layout" svg:width="23.5cm" svg:height="12.333cm" svg:x="2cm" svg:y="7.69cm">
          <draw:text-box>
            <text:p text:style-name="P8">Verbindungskontext mit X-Server: <text:span text:style-name="T2">Display</text:span></text:p>
            <text:p text:style-name="P8"><text:span text:style-name="T2"/></text:p>
            <text:p text:style-name="P8"><text:span text:style-name="T22">int screen;</text:span></text:p>
            <text:p text:style-name="P8"><text:span text:style-name="T4">XCBConnection</text:span><text:span text:style-name="T2"> *c=</text:span><text:span text:style-name="T4">XCBConnect</text:span><text:span text:style-name="T2">(0, &amp;screen);</text:span></text:p>
            <text:p text:style-name="P8"><text:span text:style-name="T2"/></text:p>
            <text:p text:style-name="P8"><text:span text:style-name="T2">...</text:span></text:p>
            <text:p text:style-name="P8"><text:span text:style-name="T2"/></text:p>
            <text:p text:style-name="P8"><text:span text:style-name="T4">XCBDisconnect</text:span><text:span text:style-name="T2">(c);</text:span></text:p>
            <text:p text:style-name="P8"><text:span text:style-name="T2"/></text:p>
            <text:p text:style-name="P8"><text:span text:style-name="T5">Alle übrigen Funktionen erwarten Verbindungskontext als ersten Parameter.</text:span></text:p>
            <text:p text:style-name="P8"><text:span text:style-name="T2"/></text:p>
          </draw:text-box>
        </draw:frame>
        <draw:g draw:id="id47">
          <draw:line draw:style-name="gr4" draw:text-style-name="P9" draw:layer="layout" svg:x1="17.5cm" svg:y1="13cm" svg:x2="16.5cm" svg:y2="11.5cm">
            <text:p text:style-name="P1"/>
          </draw:line>
          <draw:g>
            <draw:g>
              <draw:rect draw:style-name="gr5" draw:text-style-name="P9" draw:layer="layout" svg:width="8cm" svg:height="3cm" svg:x="17.5cm" svg:y="13cm" draw:corner-radius="0.5cm">
                <text:p text:style-name="P1"/>
              </draw:rect>
              <draw:rect draw:style-name="gr5" draw:text-style-name="P9" draw:layer="layout" svg:width="7.68cm" svg:height="2.778cm" svg:x="17.66cm" svg:y="13.111cm" draw:corner-radius="0.5cm">
                <text:p text:style-name="P1"/>
              </draw:rect>
              <draw:rect draw:style-name="gr5" draw:text-style-name="P9" draw:layer="layout" svg:width="7.36cm" svg:height="2.556cm" svg:x="17.82cm" svg:y="13.222cm" draw:corner-radius="0.5cm">
                <text:p text:style-name="P1"/>
              </draw:rect>
            </draw:g>
            <draw:rect draw:style-name="gr6" draw:text-style-name="P11" draw:layer="layout" svg:width="7.5cm" svg:height="2.5cm" svg:x="17.5cm" svg:y="13cm">
              <text:p text:style-name="P10"><text:span text:style-name="T1">optional: Hostname/</text:span><text:span text:style-name="T1"><text:line-break/></text:span><text:span text:style-name="T1">Port für Verbindung</text:span></text:p>
            </draw:rect>
          </draw:g>
        </draw:g>
        <draw:frame draw:style-name="gr24" draw:text-style-name="P8" draw:id="id48" draw:layer="layout" svg:width="17.5cm" svg:height="2.124cm" svg:x="5cm" svg:y="18.376cm">
          <draw:text-box>
            <text:p text:style-name="P8">Verbindungskontext ca. 300 Byte (plus Queues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2 Client library: XCB</text:p>
          </draw:text-box>
        </draw:frame>
        <draw:frame draw:style-name="gr25" draw:text-style-name="P21" draw:layer="layout" svg:width="20.5cm" svg:height="6.277cm" svg:x="4cm" svg:y="10cm">
          <draw:text-box>
            <text:p text:style-name="P8"><text:span text:style-name="T4">XCBGenericEvent</text:span><text:span text:style-name="T2"> *event=</text:span><text:span text:style-name="T2"><text:line-break/></text:span><text:span text:style-name="T2"><text:tab/></text:span><text:span text:style-name="T4">XCBWaitForEvent</text:span><text:span text:style-name="T2">(c);</text:span></text:p>
            <text:p text:style-name="P8"><text:span text:style-name="T2">...</text:span></text:p>
            <text:p text:style-name="P8"><text:span text:style-name="T2">/* handle event */</text:span></text:p>
            <text:p text:style-name="P8"><text:span text:style-name="T2">...</text:span></text:p>
            <text:p text:style-name="P8"><text:span text:style-name="T2">free(event);</text:span></text:p>
          </draw:text-box>
        </draw:frame>
        <draw:frame draw:style-name="gr26" draw:layer="layout" svg:width="6.056cm" svg:height="0.937cm" svg:x="11.5cm" svg:y="7.063cm">
          <draw:text-box>
            <text:p text:style-name="P1">blockierendes I/O</text:p>
          </draw:text-box>
        </draw:frame>
        <draw:g draw:id="id49">
          <draw:line draw:style-name="gr4" draw:text-style-name="P9" draw:layer="layout" svg:x1="18cm" svg:y1="13.5cm" svg:x2="17cm" svg:y2="12cm">
            <text:p text:style-name="P1"/>
          </draw:line>
          <draw:g>
            <draw:g>
              <draw:rect draw:style-name="gr5" draw:text-style-name="P9" draw:layer="layout" svg:width="6.5cm" svg:height="3cm" svg:x="18cm" svg:y="13.5cm" draw:corner-radius="0.5cm">
                <text:p text:style-name="P1"/>
              </draw:rect>
              <draw:rect draw:style-name="gr5" draw:text-style-name="P9" draw:layer="layout" svg:width="6.24cm" svg:height="2.778cm" svg:x="18.13cm" svg:y="13.611cm" draw:corner-radius="0.5cm">
                <text:p text:style-name="P1"/>
              </draw:rect>
              <draw:rect draw:style-name="gr5" draw:text-style-name="P9" draw:layer="layout" svg:width="5.98cm" svg:height="2.556cm" svg:x="18.26cm" svg:y="13.722cm" draw:corner-radius="0.5cm">
                <text:p text:style-name="P1"/>
              </draw:rect>
            </draw:g>
            <draw:rect draw:style-name="gr6" draw:text-style-name="P11" draw:layer="layout" svg:width="6cm" svg:height="2.5cm" svg:x="18cm" svg:y="13.5cm">
              <text:p text:style-name="P10"><text:span text:style-name="T1">Verbindungs-</text:span><text:span text:style-name="T1"><text:line-break/></text:span><text:span text:style-name="T1">kontext</text:span></text:p>
            </draw:rect>
          </draw:g>
        </draw:g>
        <draw:g draw:id="id50">
          <draw:line draw:style-name="gr4" draw:text-style-name="P9" draw:layer="layout" svg:x1="12.5cm" svg:y1="16cm" svg:x2="13.5cm" svg:y2="12cm">
            <text:p text:style-name="P1"/>
          </draw:line>
          <draw:g>
            <draw:g>
              <draw:rect draw:style-name="gr5" draw:text-style-name="P9" draw:layer="layout" svg:width="8.5cm" svg:height="3cm" svg:x="8.5cm" svg:y="16cm" draw:corner-radius="0.5cm">
                <text:p text:style-name="P1"/>
              </draw:rect>
              <draw:rect draw:style-name="gr5" draw:text-style-name="P9" draw:layer="layout" svg:width="8.16cm" svg:height="2.778cm" svg:x="8.67cm" svg:y="16.111cm" draw:corner-radius="0.5cm">
                <text:p text:style-name="P1"/>
              </draw:rect>
              <draw:rect draw:style-name="gr5" draw:text-style-name="P9" draw:layer="layout" svg:width="7.82cm" svg:height="2.556cm" svg:x="8.84cm" svg:y="16.222cm" draw:corner-radius="0.5cm">
                <text:p text:style-name="P1"/>
              </draw:rect>
            </draw:g>
            <draw:rect draw:style-name="gr6" draw:text-style-name="P11" draw:layer="layout" svg:width="8cm" svg:height="2.5cm" svg:x="8.5cm" svg:y="16cm">
              <text:p text:style-name="P10"><text:span text:style-name="T1">Funktion wartet auf</text:span><text:span text:style-name="T1"><text:line-break/></text:span><text:span text:style-name="T1">eintreffendes Ereignis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2 Client library: XCB</text:p>
          </draw:text-box>
        </draw:frame>
        <draw:frame draw:style-name="gr27" draw:text-style-name="P21" draw:layer="layout" svg:width="20.5cm" svg:height="1.811cm" svg:x="3.5cm" svg:y="7.689cm">
          <draw:text-box>
            <text:p text:style-name="P8"><text:span text:style-name="T2">int xcb_fd=</text:span><text:span text:style-name="T4">XCBGetFileDescriptor</text:span><text:span text:style-name="T2">(c);</text:span></text:p>
          </draw:text-box>
        </draw:frame>
        <draw:frame draw:style-name="gr28" draw:text-style-name="P8" draw:id="id52" draw:layer="layout" svg:width="20.5cm" svg:height="9.415cm" svg:x="3.5cm" svg:y="10.5cm">
          <draw:text-box>
            <text:p text:style-name="P8"><text:span text:style-name="T2">fd_set in;</text:span></text:p>
            <text:p text:style-name="P8"><text:span text:style-name="T2">FD_ZERO(&amp;in);</text:span><text:span text:style-name="T2"><text:line-break/></text:span><text:span text:style-name="T2">FD_SET(xcb_fd, &amp;in);</text:span></text:p>
            <text:p text:style-name="P8"><text:span text:style-name="T2">...</text:span><text:span text:style-name="T2"><text:line-break/></text:span><text:span text:style-name="T2">select(xcb_fd+1, &amp;in, NULL, NULL, NULL);</text:span></text:p>
            <text:p text:style-name="P8"><text:span text:style-name="T2">if (FD_ISSET(xcb_fd, &amp;in)) {</text:span><text:span text:style-name="T2"><text:line-break/></text:span><text:span text:style-name="T2"><text:tab/></text:span><text:span text:style-name="T2">ev=</text:span><text:span text:style-name="T4">XCBPollForEvent</text:span><text:span text:style-name="T2">(c, &amp;error);</text:span><text:span text:style-name="T2"><text:line-break/></text:span><text:span text:style-name="T2"><text:tab/></text:span><text:span text:style-name="T2">if (ev) { ... ; free(ev);}</text:span><text:span text:style-name="T2"><text:line-break/></text:span><text:span text:style-name="T2">}</text:span></text:p>
          </draw:text-box>
        </draw:frame>
        <draw:g draw:id="id51">
          <draw:line draw:style-name="gr4" draw:text-style-name="P9" draw:layer="layout" svg:x1="20cm" svg:y1="12.5cm" svg:x2="13cm" svg:y2="16.5cm">
            <text:p text:style-name="P1"/>
          </draw:line>
          <draw:g>
            <draw:g>
              <draw:rect draw:style-name="gr5" draw:text-style-name="P9" draw:layer="layout" svg:width="11cm" svg:height="3.5cm" svg:x="14.5cm" svg:y="9.5cm" draw:corner-radius="0.5cm">
                <text:p text:style-name="P1"/>
              </draw:rect>
              <draw:rect draw:style-name="gr5" draw:text-style-name="P9" draw:layer="layout" svg:width="10.56cm" svg:height="3.241cm" svg:x="14.72cm" svg:y="9.63cm" draw:corner-radius="0.5cm">
                <text:p text:style-name="P1"/>
              </draw:rect>
              <draw:rect draw:style-name="gr5" draw:text-style-name="P9" draw:layer="layout" svg:width="10.12cm" svg:height="2.982cm" svg:x="14.94cm" svg:y="9.759cm" draw:corner-radius="0.5cm">
                <text:p text:style-name="P1"/>
              </draw:rect>
            </draw:g>
            <draw:rect draw:style-name="gr6" draw:text-style-name="P11" draw:layer="layout" svg:width="10.5cm" svg:height="3cm" svg:x="14.5cm" svg:y="9.5cm">
              <text:p text:style-name="P10"><text:span text:style-name="T1">Funktion liefert vorhandene</text:span><text:span text:style-name="T1"><text:line-break/></text:span><text:span text:style-name="T1">Ereignisse, wartet aber nicht;</text:span><text:span text:style-name="T1"><text:line-break/></text:span><text:span text:style-name="T1">kann 0 zurückliefern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2 Client library: XCB</text:p>
          </draw:text-box>
        </draw:frame>
        <draw:frame draw:style-name="gr25" draw:text-style-name="P8" draw:id="id56" draw:layer="layout" svg:width="22.5cm" svg:height="6.277cm" svg:x="2.5cm" svg:y="11.772cm">
          <draw:text-box>
            <text:p text:style-name="P8"><text:span text:style-name="T2">XCBConnection c;</text:span><text:span text:style-name="T2"><text:line-break/></text:span><text:span text:style-name="T2"><text:line-break/></text:span><text:span text:style-name="T2">XCBGCONTEXT gc=</text:span><text:span text:style-name="T4">XCBGCONTEXTNew</text:span><text:span text:style-name="T2">(c);</text:span><text:span text:style-name="T2"><text:line-break/></text:span><text:span text:style-name="T2">XCBVoidCookie cookie=</text:span><text:span text:style-name="T2"><text:line-break/></text:span><text:span text:style-name="T2"><text:tab/></text:span><text:span text:style-name="T4">XCBCreateGC</text:span><text:span text:style-name="T2">(c, gc, drawable, 0, 0);</text:span></text:p>
            <text:p text:style-name="P8"><text:span text:style-name="T2"/></text:p>
          </draw:text-box>
        </draw:frame>
        <draw:frame draw:style-name="gr29" draw:text-style-name="P8" draw:layer="layout" svg:width="24.5cm" svg:height="6.553cm" svg:x="2.5cm" svg:y="6.447cm">
          <draw:text-box>
            <text:list text:style-name="L1">
              <text:list-item>
                <text:p text:style-name="P8">Protokollfunktionen in einzelne Operationen aufgesplittet:</text:p>
              </text:list-item>
            </text:list>
            <text:list text:style-name="L3">
              <text:list-item>
                <text:p text:style-name="P22">XIDs allokieren</text:p>
              </text:list-item>
            </text:list>
            <text:list text:style-name="L3">
              <text:list-item>
                <text:p text:style-name="P22">Request verpacken (und evtl. versenden)</text:p>
              </text:list-item>
            </text:list>
            <text:list text:style-name="L3">
              <text:list-item>
                <text:p text:style-name="P22">Reply erwarten</text:p>
              </text:list-item>
            </text:list>
            <text:list text:style-name="L3">
              <text:list-item>
                <text:p text:style-name="P22">Reply entgegennehmen</text:p>
              </text:list-item>
            </text:list>
          </draw:text-box>
        </draw:frame>
        <draw:g draw:id="id53">
          <draw:line draw:style-name="gr4" draw:text-style-name="P9" draw:layer="layout" svg:x1="13cm" svg:y1="12cm" svg:x2="13cm" svg:y2="13.5cm">
            <text:p text:style-name="P1"/>
          </draw:line>
          <draw:g>
            <draw:g>
              <draw:rect draw:style-name="gr5" draw:text-style-name="P9" draw:layer="layout" svg:width="14cm" svg:height="4.5cm" svg:x="13cm" svg:y="8cm" draw:corner-radius="0.5cm">
                <text:p text:style-name="P1"/>
              </draw:rect>
              <draw:rect draw:style-name="gr5" draw:text-style-name="P9" draw:layer="layout" svg:width="13.44cm" svg:height="4.167cm" svg:x="13.28cm" svg:y="8.167cm" draw:corner-radius="0.5cm">
                <text:p text:style-name="P1"/>
              </draw:rect>
              <draw:rect draw:style-name="gr5" draw:text-style-name="P9" draw:layer="layout" svg:width="12.88cm" svg:height="3.834cm" svg:x="13.56cm" svg:y="8.333cm" draw:corner-radius="0.5cm">
                <text:p text:style-name="P1"/>
              </draw:rect>
            </draw:g>
            <draw:rect draw:style-name="gr6" draw:text-style-name="P11" draw:layer="layout" svg:width="13.5cm" svg:height="4cm" svg:x="13cm" svg:y="8cm">
              <text:p text:style-name="P10"><text:span text:style-name="T1">Erzeugt neue eindeutige XID</text:span><text:span text:style-name="T1"><text:line-break/></text:span><text:span text:style-name="T1">(eigene Funktion pro Ressourcentyp</text:span><text:span text:style-name="T1"><text:line-break/></text:span><text:span text:style-name="T1">nur um Typzuordnung im Programm-</text:span><text:span text:style-name="T1"><text:line-break/></text:span><text:span text:style-name="T1">text leichter sichtbar zu machen</text:span></text:p>
            </draw:rect>
          </draw:g>
        </draw:g>
        <draw:g draw:id="id54">
          <draw:line draw:style-name="gr4" draw:text-style-name="P9" draw:layer="layout" svg:x1="8cm" svg:y1="17cm" svg:x2="10cm" svg:y2="16.5cm">
            <text:p text:style-name="P1"/>
          </draw:line>
          <draw:g>
            <draw:g>
              <draw:rect draw:style-name="gr5" draw:text-style-name="P9" draw:layer="layout" svg:width="8cm" svg:height="3.5cm" svg:x="0.5cm" svg:y="17cm" draw:corner-radius="0.5cm">
                <text:p text:style-name="P1"/>
              </draw:rect>
              <draw:rect draw:style-name="gr5" draw:text-style-name="P9" draw:layer="layout" svg:width="7.68cm" svg:height="3.241cm" svg:x="0.66cm" svg:y="17.13cm" draw:corner-radius="0.5cm">
                <text:p text:style-name="P1"/>
              </draw:rect>
              <draw:rect draw:style-name="gr5" draw:text-style-name="P9" draw:layer="layout" svg:width="7.36cm" svg:height="2.982cm" svg:x="0.82cm" svg:y="17.259cm" draw:corner-radius="0.5cm">
                <text:p text:style-name="P1"/>
              </draw:rect>
            </draw:g>
            <draw:rect draw:style-name="gr6" draw:text-style-name="P11" draw:layer="layout" svg:width="7.5cm" svg:height="3cm" svg:x="0.5cm" svg:y="17cm">
              <text:p text:style-name="P10"><text:span text:style-name="T1">CreateGC Request</text:span><text:span text:style-name="T1"><text:line-break/></text:span><text:span text:style-name="T1">erzeugen, in Queue</text:span><text:span text:style-name="T1"><text:line-break/></text:span><text:span text:style-name="T1">schreiben</text:span></text:p>
            </draw:rect>
          </draw:g>
        </draw:g>
        <draw:g draw:id="id55">
          <draw:polyline draw:style-name="gr4" draw:text-style-name="P9" draw:layer="layout" svg:width="12.08cm" svg:height="2.057cm" draw:transform="rotate (2.96932865641739) translate (25.401cm 17.071cm)" svg:viewBox="0 0 12081 2058" draw:points="0,577 257,2057 12080,0">
            <text:p text:style-name="P1"/>
          </draw:polyline>
          <draw:g>
            <draw:g>
              <draw:rect draw:style-name="gr5" draw:text-style-name="P9" draw:layer="layout" svg:width="8cm" svg:height="3.5cm" svg:x="18cm" svg:y="16.5cm" draw:corner-radius="0.5cm">
                <text:p text:style-name="P1"/>
              </draw:rect>
              <draw:rect draw:style-name="gr5" draw:text-style-name="P9" draw:layer="layout" svg:width="7.68cm" svg:height="3.241cm" svg:x="18.16cm" svg:y="16.63cm" draw:corner-radius="0.5cm">
                <text:p text:style-name="P1"/>
              </draw:rect>
              <draw:rect draw:style-name="gr5" draw:text-style-name="P9" draw:layer="layout" svg:width="7.36cm" svg:height="2.982cm" svg:x="18.32cm" svg:y="16.759cm" draw:corner-radius="0.5cm">
                <text:p text:style-name="P1"/>
              </draw:rect>
            </draw:g>
            <draw:rect draw:style-name="gr6" draw:text-style-name="P11" draw:layer="layout" svg:width="7.5cm" svg:height="3cm" svg:x="18cm" svg:y="16.5cm">
              <text:p text:style-name="P10"><text:span text:style-name="T1">Enthält Sequenz-</text:span><text:span text:style-name="T1"><text:line-break/></text:span><text:span text:style-name="T1">nummer des</text:span><text:span text:style-name="T1"><text:line-break/></text:span><text:span text:style-name="T1">Requests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2 Client library: XCB</text:p>
          </draw:text-box>
        </draw:frame>
        <draw:frame draw:style-name="gr30" draw:text-style-name="P8" draw:layer="layout" svg:width="22.5cm" svg:height="8.309cm" svg:x="2.5cm" svg:y="7.733cm">
          <draw:text-box>
            <text:p text:style-name="P8"><text:span text:style-name="T2">XCBGetGeometryCookie cookie;</text:span><text:span text:style-name="T2"><text:line-break/></text:span><text:span text:style-name="T2">cookie=</text:span><text:span text:style-name="T4">XCBGetGeometry</text:span><text:span text:style-name="T2">(c, drawable);</text:span><text:span text:style-name="T2"><text:line-break/></text:span><text:span text:style-name="T2"><text:line-break/></text:span><text:span text:style-name="T23">/* später */</text:span><text:span text:style-name="T23"><text:line-break/></text:span><text:span text:style-name="T23"/></text:p>
            <text:p text:style-name="P8"><text:span text:style-name="T2">XCBGetGeometryRep *reply;</text:span><text:span text:style-name="T2"><text:line-break/></text:span><text:span text:style-name="T2">reply=</text:span><text:span text:style-name="T4">XCBGetGeometryReply</text:span><text:span text:style-name="T2">(c, cookie, 0);</text:span></text:p>
            <text:p text:style-name="P8"><text:span text:style-name="T2"/></text:p>
          </draw:text-box>
        </draw:frame>
        <draw:g draw:id="id57">
          <draw:line draw:style-name="gr4" draw:text-style-name="P9" draw:layer="layout" svg:x1="18cm" svg:y1="10cm" svg:x2="13.5cm" svg:y2="9.5cm">
            <text:p text:style-name="P1"/>
          </draw:line>
          <draw:g>
            <draw:g>
              <draw:rect draw:style-name="gr5" draw:text-style-name="P9" draw:layer="layout" svg:width="8cm" svg:height="3.5cm" svg:x="18cm" svg:y="10cm" draw:corner-radius="0.5cm">
                <text:p text:style-name="P1"/>
              </draw:rect>
              <draw:rect draw:style-name="gr5" draw:text-style-name="P9" draw:layer="layout" svg:width="7.68cm" svg:height="3.241cm" svg:x="18.16cm" svg:y="10.13cm" draw:corner-radius="0.5cm">
                <text:p text:style-name="P1"/>
              </draw:rect>
              <draw:rect draw:style-name="gr5" draw:text-style-name="P9" draw:layer="layout" svg:width="7.36cm" svg:height="2.982cm" svg:x="18.32cm" svg:y="10.259cm" draw:corner-radius="0.5cm">
                <text:p text:style-name="P1"/>
              </draw:rect>
            </draw:g>
            <draw:rect draw:style-name="gr6" draw:text-style-name="P11" draw:layer="layout" svg:width="7.5cm" svg:height="3cm" svg:x="18cm" svg:y="10cm">
              <text:p text:style-name="P10"><text:span text:style-name="T1">Request erzeugen,</text:span><text:span text:style-name="T1"><text:line-break/></text:span><text:span text:style-name="T1">in Queue</text:span><text:span text:style-name="T1"><text:line-break/></text:span><text:span text:style-name="T1">schreiben</text:span></text:p>
            </draw:rect>
          </draw:g>
        </draw:g>
        <draw:g draw:id="id58">
          <draw:line draw:style-name="gr4" draw:text-style-name="P9" draw:layer="layout" svg:x1="9.5cm" svg:y1="15.5cm" svg:x2="9.5cm" svg:y2="14.5cm">
            <text:p text:style-name="P1"/>
          </draw:line>
          <draw:g>
            <draw:g>
              <draw:rect draw:style-name="gr5" draw:text-style-name="P9" draw:layer="layout" svg:width="17.5cm" svg:height="3.5cm" svg:x="4cm" svg:y="15.5cm" draw:corner-radius="0.5cm">
                <text:p text:style-name="P1"/>
              </draw:rect>
              <draw:rect draw:style-name="gr5" draw:text-style-name="P9" draw:layer="layout" svg:width="16.8cm" svg:height="3.241cm" svg:x="4.35cm" svg:y="15.63cm" draw:corner-radius="0.5cm">
                <text:p text:style-name="P1"/>
              </draw:rect>
              <draw:rect draw:style-name="gr5" draw:text-style-name="P9" draw:layer="layout" svg:width="16.1cm" svg:height="2.982cm" svg:x="4.7cm" svg:y="15.759cm" draw:corner-radius="0.5cm">
                <text:p text:style-name="P1"/>
              </draw:rect>
            </draw:g>
            <draw:rect draw:style-name="gr6" draw:text-style-name="P11" draw:layer="layout" svg:width="17cm" svg:height="3cm" svg:x="4cm" svg:y="15.5cm">
              <text:p text:style-name="P10"><text:span text:style-name="T1">Liefert Reply zu angegebenem Request zurück;</text:span><text:span text:style-name="T1"><text:line-break/></text:span><text:span text:style-name="T1">blockiert, falls Reply noch nicht eingetroffen</text:span></text:p>
            </draw:rect>
          </draw:g>
        </draw:g>
        <draw:frame draw:style-name="gr31" draw:text-style-name="P8" draw:id="id59" draw:layer="layout" svg:width="23.5cm" svg:height="1.124cm" svg:x="2cm" svg:y="18.876cm">
          <draw:text-box>
            <text:p text:style-name="P8">Prüfung ob Reply eingegangen anhand Sequenznummer möglich</text:p>
          </draw:text-box>
        </draw:frame>
        <draw:g draw:id="id60">
          <draw:line draw:style-name="gr4" draw:text-style-name="P9" draw:layer="layout" svg:x1="19cm" svg:y1="5.5cm" svg:x2="7.5cm" svg:y2="8cm">
            <text:p text:style-name="P1"/>
          </draw:line>
          <draw:g>
            <draw:g>
              <draw:rect draw:style-name="gr5" draw:text-style-name="P9" draw:layer="layout" svg:width="8cm" svg:height="3.5cm" svg:x="19cm" svg:y="5.5cm" draw:corner-radius="0.5cm">
                <text:p text:style-name="P1"/>
              </draw:rect>
              <draw:rect draw:style-name="gr5" draw:text-style-name="P9" draw:layer="layout" svg:width="7.68cm" svg:height="3.241cm" svg:x="19.16cm" svg:y="5.63cm" draw:corner-radius="0.5cm">
                <text:p text:style-name="P1"/>
              </draw:rect>
              <draw:rect draw:style-name="gr5" draw:text-style-name="P9" draw:layer="layout" svg:width="7.36cm" svg:height="2.982cm" svg:x="19.32cm" svg:y="5.759cm" draw:corner-radius="0.5cm">
                <text:p text:style-name="P1"/>
              </draw:rect>
            </draw:g>
            <draw:rect draw:style-name="gr6" draw:text-style-name="P11" draw:layer="layout" svg:width="7.5cm" svg:height="3cm" svg:x="19cm" svg:y="5.5cm">
              <text:p text:style-name="P10"><text:span text:style-name="T1">Typennamen nur</text:span><text:span text:style-name="T1"><text:line-break/></text:span><text:span text:style-name="T1">zur besseren</text:span><text:span text:style-name="T1"><text:line-break/></text:span><text:span text:style-name="T1">Lesbarkeit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2 Client library: XCB</text:p>
          </draw:text-box>
        </draw:frame>
        <draw:frame presentation:style-name="pr2" draw:text-style-name="P23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1">bei geschickter Programmierung volle Asynchronität des Protokolls nutzbar</text:span></text:p>
              </text:list-item>
            </text:list>
            <text:list text:style-name="L2">
              <text:list-item>
                <text:p text:style-name="P4"><text:span text:style-name="T1">multi-threading explizit im Design vorgesehen</text:span></text:p>
              </text:list-item>
            </text:list>
            <text:list text:style-name="L2">
              <text:list-item>
                <text:p text:style-name="P4"><text:span text:style-name="T1">nicht als Schnittstelle für Anwendungsprogrammierer gedacht, sondern Toolkit-Designer</text:span></text:p>
              </text:list-item>
            </text:list>
            <text:list text:style-name="L2">
              <text:list-item>
                <text:p text:style-name="P4"><text:span text:style-name="T1">Emulation der Xlib-API auf der Basis von XCB möglich</text:span></text:p>
              </text:list-item>
            </text:list>
            <text:list text:style-name="L2">
              <text:list-item>
                <text:p text:style-name="P4"><text:span text:style-name="T20">alle</text:span><text:span text:style-name="T21"> Stubs auto-generiert aus formaler Protokoll-Definition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3 Server-Architektur</text:p>
          </draw:text-box>
        </draw:frame>
        <draw:frame draw:style-name="gr32" draw:text-style-name="P8" draw:layer="layout" svg:width="24.5cm" svg:height="2.559cm" svg:x="1.429cm" svg:y="7.689cm">
          <draw:text-box>
            <text:p text:style-name="P8">Dispatcher-Tables</text:p>
            <text:p text:style-name="P8">Ressource-Hash-Tabelle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3 Server-Architektur</text:p>
          </draw:text-box>
        </draw:frame>
        <draw:line draw:style-name="gr4" draw:text-style-name="P9" draw:layer="layout" svg:x1="4.5cm" svg:y1="10.709cm" svg:x2="6cm" svg:y2="10.709cm">
          <text:p text:style-name="P1"/>
        </draw:line>
        <draw:frame draw:style-name="gr33" draw:layer="layout" svg:width="2.026cm" svg:height="0.937cm" svg:x="2cm" svg:y="10.237cm">
          <draw:text-box>
            <text:p text:style-name="P1">Client</text:p>
          </draw:text-box>
        </draw:frame>
        <draw:rect draw:style-name="gr34" draw:text-style-name="P9" draw:layer="layout" svg:width="5.5cm" svg:height="0.5cm" svg:x="6.5cm" svg:y="10.5cm">
          <text:p text:style-name="P1"/>
        </draw:rect>
        <draw:frame draw:style-name="gr33" draw:layer="layout" svg:width="3.317cm" svg:height="0.937cm" svg:x="7.5cm" svg:y="9.5cm">
          <draw:text-box>
            <text:p text:style-name="P1">IO-Buffer</text:p>
          </draw:text-box>
        </draw:frame>
        <draw:rect draw:style-name="gr35" draw:text-style-name="P9" draw:id="id61" draw:layer="layout" svg:width="1.5cm" svg:height="0.5cm" svg:x="7.5cm" svg:y="10.5cm">
          <text:p text:style-name="P1"/>
        </draw:rect>
        <draw:g draw:id="id62">
          <draw:g>
            <draw:rect draw:style-name="gr36" draw:text-style-name="P24" draw:layer="layout" svg:width="0.625cm" svg:height="0.5cm" svg:x="1.5cm" svg:y="15.5cm">
              <text:p text:style-name="P10"><text:span text:style-name="T24">65</text:span></text:p>
            </draw:rect>
            <draw:rect draw:style-name="gr37" draw:text-style-name="P24" draw:layer="layout" svg:width="0.625cm" svg:height="0.5cm" svg:x="2.125cm" svg:y="15.5cm">
              <text:p text:style-name="P10"><text:span text:style-name="T24">0</text:span></text:p>
            </draw:rect>
            <draw:rect draw:style-name="gr38" draw:text-style-name="P24" draw:layer="layout" svg:width="0.625cm" svg:height="0.5cm" svg:x="2.75cm" svg:y="15.5cm">
              <text:p text:style-name="P10"><text:span text:style-name="T24">0</text:span></text:p>
            </draw:rect>
            <draw:rect draw:style-name="gr38" draw:text-style-name="P24" draw:layer="layout" svg:width="0.625cm" svg:height="0.5cm" svg:x="3.375cm" svg:y="15.5cm">
              <text:p text:style-name="P10"><text:span text:style-name="T24">5</text:span></text:p>
            </draw:rect>
            <draw:rect draw:style-name="gr39" draw:text-style-name="P24" draw:layer="layout" svg:width="0.625cm" svg:height="0.5cm" svg:x="4cm" svg:y="15.5cm">
              <text:p text:style-name="P10"><text:span text:style-name="T24">4</text:span></text:p>
            </draw:rect>
            <draw:rect draw:style-name="gr39" draw:text-style-name="P24" draw:layer="layout" svg:width="0.625cm" svg:height="0.5cm" svg:x="4.625cm" svg:y="15.5cm">
              <text:p text:style-name="P10"><text:span text:style-name="T24">96</text:span></text:p>
            </draw:rect>
            <draw:rect draw:style-name="gr39" draw:text-style-name="P24" draw:layer="layout" svg:width="0.625cm" svg:height="0.5cm" svg:x="5.25cm" svg:y="15.5cm">
              <text:p text:style-name="P10"><text:span text:style-name="T24">0</text:span></text:p>
            </draw:rect>
            <draw:rect draw:style-name="gr39" draw:text-style-name="P24" draw:layer="layout" svg:width="0.625cm" svg:height="0.5cm" svg:x="5.875cm" svg:y="15.5cm">
              <text:p text:style-name="P10"><text:span text:style-name="T24">1</text:span></text:p>
            </draw:rect>
            <draw:rect draw:style-name="gr40" draw:text-style-name="P24" draw:layer="layout" svg:width="0.625cm" svg:height="0.5cm" svg:x="6.5cm" svg:y="15.5cm">
              <text:p text:style-name="P10"><text:span text:style-name="T24">4</text:span></text:p>
            </draw:rect>
            <draw:rect draw:style-name="gr40" draw:text-style-name="P24" draw:layer="layout" svg:width="0.625cm" svg:height="0.5cm" svg:x="7.125cm" svg:y="15.5cm">
              <text:p text:style-name="P10"><text:span text:style-name="T24">96</text:span></text:p>
            </draw:rect>
            <draw:rect draw:style-name="gr40" draw:text-style-name="P24" draw:layer="layout" svg:width="0.625cm" svg:height="0.5cm" svg:x="7.75cm" svg:y="15.5cm">
              <text:p text:style-name="P10"><text:span text:style-name="T24">0</text:span></text:p>
            </draw:rect>
            <draw:rect draw:style-name="gr40" draw:text-style-name="P24" draw:layer="layout" svg:width="0.625cm" svg:height="0.5cm" svg:x="8.375cm" svg:y="15.5cm">
              <text:p text:style-name="P10"><text:span text:style-name="T24">2</text:span></text:p>
            </draw:rect>
            <draw:g>
              <draw:rect draw:style-name="gr41" draw:text-style-name="P25" draw:layer="layout" svg:width="0.625cm" svg:height="0.5cm" svg:x="1.5cm" svg:y="15.5cm">
                <text:p text:style-name="P1"/>
              </draw:rect>
              <draw:rect draw:style-name="gr41" draw:text-style-name="P25" draw:layer="layout" svg:width="1.25cm" svg:height="0.5cm" svg:x="2.75cm" svg:y="15.5cm">
                <text:p text:style-name="P1"/>
              </draw:rect>
              <draw:rect draw:style-name="gr41" draw:text-style-name="P25" draw:layer="layout" svg:width="2.5cm" svg:height="0.5cm" svg:x="6.5cm" svg:y="15.5cm">
                <text:p text:style-name="P1"/>
              </draw:rect>
              <draw:rect draw:style-name="gr41" draw:text-style-name="P25" draw:layer="layout" svg:width="2.5cm" svg:height="0.5cm" svg:x="4cm" svg:y="15.5cm">
                <text:p text:style-name="P1"/>
              </draw:rect>
              <draw:rect draw:style-name="gr41" draw:text-style-name="P25" draw:layer="layout" svg:width="0.625cm" svg:height="0.5cm" svg:x="2.125cm" svg:y="15.5cm">
                <text:p text:style-name="P1"/>
              </draw:rect>
            </draw:g>
          </draw:g>
          <draw:line draw:style-name="gr42" draw:text-style-name="P9" draw:layer="layout" svg:x1="7.5cm" svg:y1="11cm" svg:x2="1.5cm" svg:y2="15.5cm">
            <text:p text:style-name="P1"/>
          </draw:line>
          <draw:line draw:style-name="gr42" draw:text-style-name="P9" draw:layer="layout" svg:x1="9cm" svg:y1="11cm" svg:x2="9cm" svg:y2="15.5cm">
            <text:p text:style-name="P1"/>
          </draw:line>
        </draw:g>
        <draw:g>
          <draw:polyline draw:style-name="gr4" draw:text-style-name="P9" draw:layer="layout" svg:width="14.286cm" svg:height="5.6cm" draw:transform="rotate (-2.77437537897085) translate (18.509cm 16.727cm)" svg:viewBox="0 0 14287 5601" draw:points="0,5600 2153,0 14286,4667 13928,5600">
            <text:p text:style-name="P1"/>
          </draw:polyline>
          <draw:frame draw:style-name="gr33" draw:layer="layout" svg:width="5.552cm" svg:height="0.937cm" svg:x="13.529cm" svg:y="10.262cm">
            <draw:text-box>
              <text:p text:style-name="P1">Request Scanner</text:p>
            </draw:text-box>
          </draw:frame>
          <draw:line draw:style-name="gr4" draw:text-style-name="P9" draw:layer="layout" svg:x1="12.234cm" svg:y1="10.709cm" svg:x2="13.529cm" svg:y2="10.709cm">
            <text:p text:style-name="P1"/>
          </draw:line>
        </draw:g>
        <draw:g draw:id="id63">
          <draw:g>
            <draw:rect draw:style-name="gr43" draw:text-style-name="P24" draw:layer="layout" svg:width="0.625cm" svg:height="0.5cm" svg:x="9cm" svg:y="15.5cm">
              <text:p text:style-name="P10"><text:span text:style-name="T24">0</text:span></text:p>
            </draw:rect>
            <draw:rect draw:style-name="gr43" draw:text-style-name="P24" draw:layer="layout" svg:width="0.625cm" svg:height="0.5cm" svg:x="9.625cm" svg:y="15.5cm">
              <text:p text:style-name="P10"><text:span text:style-name="T24">10</text:span></text:p>
            </draw:rect>
            <draw:rect draw:style-name="gr44" draw:text-style-name="P24" draw:layer="layout" svg:width="0.625cm" svg:height="0.5cm" svg:x="10.25cm" svg:y="15.5cm">
              <text:p text:style-name="P10"><text:span text:style-name="T24">0</text:span></text:p>
            </draw:rect>
            <draw:rect draw:style-name="gr45" draw:text-style-name="P24" draw:layer="layout" svg:width="0.625cm" svg:height="0.5cm" svg:x="10.875cm" svg:y="15.5cm">
              <text:p text:style-name="P10"><text:span text:style-name="T24">80</text:span></text:p>
            </draw:rect>
            <draw:rect draw:style-name="gr43" draw:text-style-name="P24" draw:layer="layout" svg:width="0.625cm" svg:height="0.5cm" svg:x="11.5cm" svg:y="15.5cm">
              <text:p text:style-name="P10"><text:span text:style-name="T24">0</text:span></text:p>
            </draw:rect>
            <draw:rect draw:style-name="gr43" draw:text-style-name="P24" draw:layer="layout" svg:width="0.625cm" svg:height="0.5cm" svg:x="12.125cm" svg:y="15.5cm">
              <text:p text:style-name="P10"><text:span text:style-name="T24">90</text:span></text:p>
            </draw:rect>
            <draw:rect draw:style-name="gr45" draw:text-style-name="P24" draw:layer="layout" svg:width="0.625cm" svg:height="0.5cm" svg:x="12.75cm" svg:y="15.5cm">
              <text:p text:style-name="P10"><text:span text:style-name="T24">0</text:span></text:p>
            </draw:rect>
            <draw:rect draw:style-name="gr44" draw:text-style-name="P24" draw:layer="layout" svg:width="0.625cm" svg:height="0.5cm" svg:x="13.375cm" svg:y="15.5cm">
              <text:p text:style-name="P10"><text:span text:style-name="T24">20</text:span></text:p>
            </draw:rect>
            <draw:g>
              <draw:rect draw:style-name="gr41" draw:text-style-name="P25" draw:layer="layout" svg:width="1.25cm" svg:height="0.5cm" svg:x="9cm" svg:y="15.5cm">
                <text:p text:style-name="P1"/>
              </draw:rect>
              <draw:rect draw:style-name="gr41" draw:text-style-name="P25" draw:layer="layout" svg:width="1.25cm" svg:height="0.5cm" svg:x="10.25cm" svg:y="15.5cm">
                <text:p text:style-name="P1"/>
              </draw:rect>
              <draw:rect draw:style-name="gr41" draw:text-style-name="P25" draw:layer="layout" svg:width="1.25cm" svg:height="0.5cm" svg:x="11.5cm" svg:y="15.5cm">
                <text:p text:style-name="P1"/>
              </draw:rect>
              <draw:rect draw:style-name="gr41" draw:text-style-name="P25" draw:layer="layout" svg:width="1.25cm" svg:height="0.5cm" svg:x="12.75cm" svg:y="15.5cm">
                <text:p text:style-name="P1"/>
              </draw:rect>
            </draw:g>
          </draw:g>
          <draw:rect draw:style-name="gr35" draw:text-style-name="P9" draw:layer="layout" svg:width="1cm" svg:height="0.5cm" svg:x="9cm" svg:y="10.5cm">
            <text:p text:style-name="P1"/>
          </draw:rect>
          <draw:line draw:style-name="gr42" draw:text-style-name="P9" draw:layer="layout" svg:x1="10cm" svg:y1="11cm" svg:x2="14cm" svg:y2="15.5cm">
            <text:p text:style-name="P1"/>
          </draw:line>
        </draw:g>
        <draw:g draw:id="id64">
          <draw:line draw:style-name="gr4" draw:text-style-name="P9" draw:layer="layout" svg:x1="19.445cm" svg:y1="10.739cm" svg:x2="20.945cm" svg:y2="10.739cm">
            <text:p text:style-name="P1"/>
          </draw:line>
          <draw:frame draw:style-name="gr33" draw:layer="layout" svg:width="3.592cm" svg:height="0.937cm" svg:x="21.323cm" svg:y="10.256cm">
            <draw:text-box>
              <text:p text:style-name="P1">Dispatcher</text:p>
            </draw:text-box>
          </draw:frame>
          <draw:polyline draw:style-name="gr4" draw:text-style-name="P9" draw:layer="layout" svg:width="22.04cm" svg:height="6.818cm" draw:transform="rotate (-2.91312905450437) translate (24.544cm 18.141cm)" svg:viewBox="0 0 22041 6819" draw:points="0,6818 1587,0 22040,4756 21587,6704">
            <text:p text:style-name="P1"/>
          </draw:polyline>
        </draw:g>
        <draw:frame draw:style-name="gr33" draw:layer="layout" svg:width="9.485cm" svg:height="0.937cm" svg:x="8.795cm" svg:y="6.563cm">
          <draw:text-box>
            <text:p text:style-name="P1">Verarbeitung eines Reques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3 Server-Architektur</text:p>
          </draw:text-box>
        </draw:frame>
        <draw:frame draw:style-name="gr33" draw:layer="layout" svg:width="3.592cm" svg:height="0.937cm" svg:x="2cm" svg:y="9.914cm">
          <draw:text-box>
            <text:p text:style-name="P1">Dispatcher</text:p>
          </draw:text-box>
        </draw:frame>
        <draw:line draw:style-name="gr4" draw:text-style-name="P9" draw:layer="layout" svg:x1="6cm" svg:y1="10.5cm" svg:x2="9cm" svg:y2="10.5cm">
          <text:p text:style-name="P1"/>
        </draw:line>
        <draw:g>
          <draw:g>
            <draw:rect draw:style-name="gr36" draw:text-style-name="P24" draw:layer="layout" svg:width="0.625cm" svg:height="0.5cm" svg:x="4cm" svg:y="7cm">
              <text:p text:style-name="P10"><text:span text:style-name="T24">65</text:span></text:p>
            </draw:rect>
            <draw:rect draw:style-name="gr37" draw:text-style-name="P24" draw:layer="layout" svg:width="0.625cm" svg:height="0.5cm" svg:x="4.625cm" svg:y="7cm">
              <text:p text:style-name="P10"><text:span text:style-name="T24">0</text:span></text:p>
            </draw:rect>
            <draw:rect draw:style-name="gr38" draw:text-style-name="P24" draw:layer="layout" svg:width="0.625cm" svg:height="0.5cm" svg:x="5.25cm" svg:y="7cm">
              <text:p text:style-name="P10"><text:span text:style-name="T24">0</text:span></text:p>
            </draw:rect>
            <draw:rect draw:style-name="gr38" draw:text-style-name="P24" draw:layer="layout" svg:width="0.625cm" svg:height="0.5cm" svg:x="5.875cm" svg:y="7cm">
              <text:p text:style-name="P10"><text:span text:style-name="T24">5</text:span></text:p>
            </draw:rect>
            <draw:rect draw:style-name="gr39" draw:text-style-name="P24" draw:layer="layout" svg:width="0.625cm" svg:height="0.5cm" svg:x="6.5cm" svg:y="7cm">
              <text:p text:style-name="P10"><text:span text:style-name="T24">4</text:span></text:p>
            </draw:rect>
            <draw:rect draw:style-name="gr39" draw:text-style-name="P24" draw:layer="layout" svg:width="0.625cm" svg:height="0.5cm" svg:x="7.125cm" svg:y="7cm">
              <text:p text:style-name="P10"><text:span text:style-name="T24">96</text:span></text:p>
            </draw:rect>
            <draw:rect draw:style-name="gr39" draw:text-style-name="P24" draw:layer="layout" svg:width="0.625cm" svg:height="0.5cm" svg:x="7.75cm" svg:y="7cm">
              <text:p text:style-name="P10"><text:span text:style-name="T24">0</text:span></text:p>
            </draw:rect>
            <draw:rect draw:style-name="gr39" draw:text-style-name="P24" draw:layer="layout" svg:width="0.625cm" svg:height="0.5cm" svg:x="8.375cm" svg:y="7cm">
              <text:p text:style-name="P10"><text:span text:style-name="T24">1</text:span></text:p>
            </draw:rect>
            <draw:rect draw:style-name="gr40" draw:text-style-name="P24" draw:layer="layout" svg:width="0.625cm" svg:height="0.5cm" svg:x="9cm" svg:y="7cm">
              <text:p text:style-name="P10"><text:span text:style-name="T24">4</text:span></text:p>
            </draw:rect>
            <draw:rect draw:style-name="gr40" draw:text-style-name="P24" draw:layer="layout" svg:width="0.625cm" svg:height="0.5cm" svg:x="9.625cm" svg:y="7cm">
              <text:p text:style-name="P10"><text:span text:style-name="T24">96</text:span></text:p>
            </draw:rect>
            <draw:rect draw:style-name="gr40" draw:text-style-name="P24" draw:layer="layout" svg:width="0.625cm" svg:height="0.5cm" svg:x="10.25cm" svg:y="7cm">
              <text:p text:style-name="P10"><text:span text:style-name="T24">0</text:span></text:p>
            </draw:rect>
            <draw:rect draw:style-name="gr40" draw:text-style-name="P24" draw:layer="layout" svg:width="0.625cm" svg:height="0.5cm" svg:x="10.875cm" svg:y="7cm">
              <text:p text:style-name="P10"><text:span text:style-name="T24">2</text:span></text:p>
            </draw:rect>
            <draw:g>
              <draw:rect draw:style-name="gr41" draw:text-style-name="P25" draw:layer="layout" svg:width="0.625cm" svg:height="0.5cm" svg:x="4cm" svg:y="7cm">
                <text:p text:style-name="P1"/>
              </draw:rect>
              <draw:rect draw:style-name="gr41" draw:text-style-name="P25" draw:layer="layout" svg:width="1.25cm" svg:height="0.5cm" svg:x="5.25cm" svg:y="7cm">
                <text:p text:style-name="P1"/>
              </draw:rect>
              <draw:rect draw:style-name="gr41" draw:text-style-name="P25" draw:layer="layout" svg:width="2.5cm" svg:height="0.5cm" svg:x="9cm" svg:y="7cm">
                <text:p text:style-name="P1"/>
              </draw:rect>
              <draw:rect draw:style-name="gr41" draw:text-style-name="P25" draw:layer="layout" svg:width="2.5cm" svg:height="0.5cm" svg:x="6.5cm" svg:y="7cm">
                <text:p text:style-name="P1"/>
              </draw:rect>
              <draw:rect draw:style-name="gr41" draw:text-style-name="P25" draw:layer="layout" svg:width="0.625cm" svg:height="0.5cm" svg:x="4.625cm" svg:y="7cm">
                <text:p text:style-name="P1"/>
              </draw:rect>
            </draw:g>
          </draw:g>
          <draw:g>
            <draw:rect draw:style-name="gr43" draw:text-style-name="P24" draw:layer="layout" svg:width="0.625cm" svg:height="0.5cm" svg:x="11.5cm" svg:y="7cm">
              <text:p text:style-name="P10"><text:span text:style-name="T24">0</text:span></text:p>
            </draw:rect>
            <draw:rect draw:style-name="gr43" draw:text-style-name="P24" draw:layer="layout" svg:width="0.625cm" svg:height="0.5cm" svg:x="12.125cm" svg:y="7cm">
              <text:p text:style-name="P10"><text:span text:style-name="T24">10</text:span></text:p>
            </draw:rect>
            <draw:rect draw:style-name="gr44" draw:text-style-name="P24" draw:layer="layout" svg:width="0.625cm" svg:height="0.5cm" svg:x="12.75cm" svg:y="7cm">
              <text:p text:style-name="P10"><text:span text:style-name="T24">0</text:span></text:p>
            </draw:rect>
            <draw:rect draw:style-name="gr45" draw:text-style-name="P24" draw:layer="layout" svg:width="0.625cm" svg:height="0.5cm" svg:x="13.375cm" svg:y="7cm">
              <text:p text:style-name="P10"><text:span text:style-name="T24">80</text:span></text:p>
            </draw:rect>
            <draw:rect draw:style-name="gr43" draw:text-style-name="P24" draw:layer="layout" svg:width="0.625cm" svg:height="0.5cm" svg:x="14cm" svg:y="7cm">
              <text:p text:style-name="P10"><text:span text:style-name="T24">0</text:span></text:p>
            </draw:rect>
            <draw:rect draw:style-name="gr43" draw:text-style-name="P24" draw:layer="layout" svg:width="0.625cm" svg:height="0.5cm" svg:x="14.625cm" svg:y="7cm">
              <text:p text:style-name="P10"><text:span text:style-name="T24">90</text:span></text:p>
            </draw:rect>
            <draw:rect draw:style-name="gr45" draw:text-style-name="P24" draw:layer="layout" svg:width="0.625cm" svg:height="0.5cm" svg:x="15.25cm" svg:y="7cm">
              <text:p text:style-name="P10"><text:span text:style-name="T24">0</text:span></text:p>
            </draw:rect>
            <draw:rect draw:style-name="gr44" draw:text-style-name="P24" draw:layer="layout" svg:width="0.625cm" svg:height="0.5cm" svg:x="15.875cm" svg:y="7cm">
              <text:p text:style-name="P10"><text:span text:style-name="T24">20</text:span></text:p>
            </draw:rect>
            <draw:g>
              <draw:rect draw:style-name="gr41" draw:text-style-name="P25" draw:layer="layout" svg:width="1.25cm" svg:height="0.5cm" svg:x="11.5cm" svg:y="7cm">
                <text:p text:style-name="P1"/>
              </draw:rect>
              <draw:rect draw:style-name="gr41" draw:text-style-name="P25" draw:layer="layout" svg:width="1.25cm" svg:height="0.5cm" svg:x="12.75cm" svg:y="7cm">
                <text:p text:style-name="P1"/>
              </draw:rect>
              <draw:rect draw:style-name="gr41" draw:text-style-name="P25" draw:layer="layout" svg:width="1.25cm" svg:height="0.5cm" svg:x="14cm" svg:y="7cm">
                <text:p text:style-name="P1"/>
              </draw:rect>
              <draw:rect draw:style-name="gr41" draw:text-style-name="P25" draw:layer="layout" svg:width="1.25cm" svg:height="0.5cm" svg:x="15.25cm" svg:y="7cm">
                <text:p text:style-name="P1"/>
              </draw:rect>
            </draw:g>
          </draw:g>
        </draw:g>
        <draw:g draw:id="id65">
          <draw:g>
            <draw:rect draw:style-name="gr46" draw:text-style-name="P9" draw:layer="layout" svg:width="6.5cm" svg:height="5cm" svg:x="9.5cm" svg:y="13cm">
              <text:p text:style-name="P1"/>
            </draw:rect>
            <draw:rect draw:style-name="gr47" draw:text-style-name="P27" draw:layer="layout" svg:width="1.5cm" svg:height="0.5cm" svg:x="9.5cm" svg:y="13cm">
              <text:p text:style-name="P26"><text:span text:style-name="T25">0</text:span></text:p>
            </draw:rect>
            <draw:rect draw:style-name="gr48" draw:text-style-name="P27" draw:layer="layout" svg:width="5cm" svg:height="0.5cm" svg:x="11cm" svg:y="13cm">
              <text:p text:style-name="P19"><text:span text:style-name="T25">InvalidRequest</text:span></text:p>
            </draw:rect>
            <draw:rect draw:style-name="gr47" draw:text-style-name="P27" draw:layer="layout" svg:width="1.5cm" svg:height="0.5cm" svg:x="9.5cm" svg:y="13.5cm">
              <text:p text:style-name="P26"><text:span text:style-name="T25">1</text:span></text:p>
            </draw:rect>
            <draw:rect draw:style-name="gr48" draw:text-style-name="P27" draw:layer="layout" svg:width="5cm" svg:height="0.5cm" svg:x="11cm" svg:y="13.5cm">
              <text:p text:style-name="P19"><text:span text:style-name="T25">CreateWindow</text:span></text:p>
            </draw:rect>
            <draw:rect draw:style-name="gr47" draw:text-style-name="P27" draw:layer="layout" svg:width="1.5cm" svg:height="0.5cm" svg:x="9.5cm" svg:y="14cm">
              <text:p text:style-name="P26"><text:span text:style-name="T25">2</text:span></text:p>
            </draw:rect>
            <draw:rect draw:style-name="gr48" draw:text-style-name="P27" draw:layer="layout" svg:width="5cm" svg:height="0.5cm" svg:x="11cm" svg:y="14cm">
              <text:p text:style-name="P19"><text:span text:style-name="T25">ChangeWindowAttrs</text:span></text:p>
            </draw:rect>
            <draw:rect draw:style-name="gr47" draw:text-style-name="P27" draw:layer="layout" svg:width="1.5cm" svg:height="0.5cm" svg:x="9.5cm" svg:y="15.5cm">
              <text:p text:style-name="P26"><text:span text:style-name="T25">65</text:span></text:p>
            </draw:rect>
            <draw:rect draw:style-name="gr48" draw:text-style-name="P27" draw:layer="layout" svg:width="5cm" svg:height="0.5cm" svg:x="11cm" svg:y="15.5cm">
              <text:p text:style-name="P19"><text:span text:style-name="T25">PolyLine</text:span></text:p>
            </draw:rect>
            <draw:rect draw:style-name="gr47" draw:text-style-name="P27" draw:layer="layout" svg:width="1.5cm" svg:height="0.5cm" svg:x="9.5cm" svg:y="17cm">
              <text:p text:style-name="P26"><text:span text:style-name="T25">254</text:span></text:p>
            </draw:rect>
            <draw:rect draw:style-name="gr48" draw:text-style-name="P27" draw:layer="layout" svg:width="5cm" svg:height="0.5cm" svg:x="11cm" svg:y="17cm">
              <text:p text:style-name="P19"><text:span text:style-name="T25">InvalidRequest</text:span></text:p>
            </draw:rect>
            <draw:rect draw:style-name="gr47" draw:text-style-name="P27" draw:layer="layout" svg:width="1.5cm" svg:height="0.5cm" svg:x="9.5cm" svg:y="17.5cm">
              <text:p text:style-name="P26"><text:span text:style-name="T25">255</text:span></text:p>
            </draw:rect>
            <draw:rect draw:style-name="gr48" draw:text-style-name="P27" draw:layer="layout" svg:width="5cm" svg:height="0.5cm" svg:x="11cm" svg:y="17.5cm">
              <text:p text:style-name="P19"><text:span text:style-name="T25">InvalidRequest</text:span></text:p>
            </draw:rect>
            <draw:rect draw:style-name="gr49" draw:text-style-name="P28" draw:layer="layout" svg:width="1.5cm" svg:height="1cm" svg:x="9.5cm" svg:y="14.5cm">
  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  </draw:rect>
            <draw:rect draw:style-name="gr48" draw:text-style-name="P28" draw:layer="layout" svg:width="5cm" svg:height="1cm" svg:x="11cm" svg:y="14.5cm">
  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  </draw:rect>
            <draw:rect draw:style-name="gr49" draw:text-style-name="P28" draw:layer="layout" svg:width="1.5cm" svg:height="1cm" svg:x="9.5cm" svg:y="16cm">
  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  </draw:rect>
            <draw:rect draw:style-name="gr48" draw:text-style-name="P28" draw:layer="layout" svg:width="5cm" svg:height="1cm" svg:x="11cm" svg:y="16cm">
  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  </draw:rect>
          </draw:g>
          <draw:frame draw:style-name="gr50" draw:text-style-name="P1" draw:layer="layout" svg:width="6.5cm" svg:height="0.937cm" svg:x="9.5cm" svg:y="12cm">
            <draw:text-box>
              <text:p text:style-name="P10">Dispatcher Table</text:p>
            </draw:text-box>
          </draw:frame>
        </draw:g>
        <draw:polyline draw:style-name="gr4" draw:text-style-name="P9" draw:id="id66" draw:layer="layout" svg:width="0cm" svg:height="2cm" svg:x="4.32cm" svg:y="7.914cm" svg:viewBox="0 0 1 2001" draw:points="0,2000 0,0">
          <text:p text:style-name="P1"/>
        </draw:polyline>
        <draw:polyline draw:style-name="gr4" draw:text-style-name="P9" draw:id="id67" draw:layer="layout" svg:width="6.893cm" svg:height="3.439cm" draw:transform="rotate (-0.752585973461) translate (4.303cm 11.048cm)" svg:viewBox="0 0 6894 3440" draw:points="0,0 3221,3439 6893,0">
          <text:p text:style-name="P1"/>
        </draw:polyline>
        <draw:frame draw:style-name="gr33" draw:id="id68" draw:layer="layout" svg:width="9.21cm" svg:height="0.937cm" svg:x="9.5cm" svg:y="10cm">
          <draw:text-box>
            <text:p text:style-name="P1">RequestDispatcherFunction</text:p>
          </draw:text-box>
        </draw:frame>
        <draw:g draw:id="id69">
          <draw:line draw:style-name="gr4" draw:text-style-name="P9" draw:layer="layout" svg:x1="18cm" svg:y1="13cm" svg:x2="17cm" svg:y2="11.5cm">
            <text:p text:style-name="P1"/>
          </draw:line>
          <draw:g>
            <draw:g>
              <draw:rect draw:style-name="gr5" draw:text-style-name="P9" draw:layer="layout" svg:width="7cm" svg:height="3cm" svg:x="18cm" svg:y="13cm" draw:corner-radius="0.5cm">
                <text:p text:style-name="P1"/>
              </draw:rect>
              <draw:rect draw:style-name="gr5" draw:text-style-name="P9" draw:layer="layout" svg:width="6.72cm" svg:height="2.778cm" svg:x="18.14cm" svg:y="13.111cm" draw:corner-radius="0.5cm">
                <text:p text:style-name="P1"/>
              </draw:rect>
              <draw:rect draw:style-name="gr5" draw:text-style-name="P9" draw:layer="layout" svg:width="6.44cm" svg:height="2.556cm" svg:x="18.28cm" svg:y="13.222cm" draw:corner-radius="0.5cm">
                <text:p text:style-name="P1"/>
              </draw:rect>
            </draw:g>
            <draw:rect draw:style-name="gr6" draw:text-style-name="P11" draw:layer="layout" svg:width="6.5cm" svg:height="2.5cm" svg:x="18cm" svg:y="13cm">
              <text:p text:style-name="P10"><text:span text:style-name="T1">ggf. weitere</text:span><text:span text:style-name="T1"><text:line-break/></text:span><text:span text:style-name="T1">Dispatcher-Table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3 Server-Architektur</text:p>
          </draw:text-box>
        </draw:frame>
        <draw:frame draw:style-name="gr33" draw:layer="layout" svg:width="9.21cm" svg:height="0.937cm" svg:x="3.5cm" svg:y="10.063cm">
          <draw:text-box>
            <text:p text:style-name="P1">RequestDispatcherFunction</text:p>
          </draw:text-box>
        </draw:frame>
        <draw:g>
          <draw:g>
            <draw:rect draw:style-name="gr36" draw:text-style-name="P24" draw:layer="layout" svg:width="0.625cm" svg:height="0.5cm" svg:x="7.5cm" svg:y="7cm">
              <text:p text:style-name="P10"><text:span text:style-name="T24">65</text:span></text:p>
            </draw:rect>
            <draw:rect draw:style-name="gr37" draw:text-style-name="P24" draw:layer="layout" svg:width="0.625cm" svg:height="0.5cm" svg:x="8.125cm" svg:y="7cm">
              <text:p text:style-name="P10"><text:span text:style-name="T24">0</text:span></text:p>
            </draw:rect>
            <draw:rect draw:style-name="gr38" draw:text-style-name="P24" draw:layer="layout" svg:width="0.625cm" svg:height="0.5cm" svg:x="8.75cm" svg:y="7cm">
              <text:p text:style-name="P10"><text:span text:style-name="T24">0</text:span></text:p>
            </draw:rect>
            <draw:rect draw:style-name="gr38" draw:text-style-name="P24" draw:layer="layout" svg:width="0.625cm" svg:height="0.5cm" svg:x="9.375cm" svg:y="7cm">
              <text:p text:style-name="P10"><text:span text:style-name="T24">5</text:span></text:p>
            </draw:rect>
            <draw:rect draw:style-name="gr39" draw:text-style-name="P24" draw:layer="layout" svg:width="0.625cm" svg:height="0.5cm" svg:x="10cm" svg:y="7cm">
              <text:p text:style-name="P10"><text:span text:style-name="T24">4</text:span></text:p>
            </draw:rect>
            <draw:rect draw:style-name="gr39" draw:text-style-name="P24" draw:layer="layout" svg:width="0.625cm" svg:height="0.5cm" svg:x="10.625cm" svg:y="7cm">
              <text:p text:style-name="P10"><text:span text:style-name="T24">96</text:span></text:p>
            </draw:rect>
            <draw:rect draw:style-name="gr39" draw:text-style-name="P24" draw:layer="layout" svg:width="0.625cm" svg:height="0.5cm" svg:x="11.25cm" svg:y="7cm">
              <text:p text:style-name="P10"><text:span text:style-name="T24">0</text:span></text:p>
            </draw:rect>
            <draw:rect draw:style-name="gr39" draw:text-style-name="P24" draw:layer="layout" svg:width="0.625cm" svg:height="0.5cm" svg:x="11.875cm" svg:y="7cm">
              <text:p text:style-name="P10"><text:span text:style-name="T24">1</text:span></text:p>
            </draw:rect>
            <draw:rect draw:style-name="gr40" draw:text-style-name="P24" draw:layer="layout" svg:width="0.625cm" svg:height="0.5cm" svg:x="12.5cm" svg:y="7cm">
              <text:p text:style-name="P10"><text:span text:style-name="T24">4</text:span></text:p>
            </draw:rect>
            <draw:rect draw:style-name="gr40" draw:text-style-name="P24" draw:layer="layout" svg:width="0.625cm" svg:height="0.5cm" svg:x="13.125cm" svg:y="7cm">
              <text:p text:style-name="P10"><text:span text:style-name="T24">96</text:span></text:p>
            </draw:rect>
            <draw:rect draw:style-name="gr40" draw:text-style-name="P24" draw:layer="layout" svg:width="0.625cm" svg:height="0.5cm" svg:x="13.75cm" svg:y="7cm">
              <text:p text:style-name="P10"><text:span text:style-name="T24">0</text:span></text:p>
            </draw:rect>
            <draw:rect draw:style-name="gr40" draw:text-style-name="P24" draw:layer="layout" svg:width="0.625cm" svg:height="0.5cm" svg:x="14.375cm" svg:y="7cm">
              <text:p text:style-name="P10"><text:span text:style-name="T24">2</text:span></text:p>
            </draw:rect>
            <draw:g>
              <draw:rect draw:style-name="gr41" draw:text-style-name="P25" draw:layer="layout" svg:width="0.625cm" svg:height="0.5cm" svg:x="7.5cm" svg:y="7cm">
                <text:p text:style-name="P1"/>
              </draw:rect>
              <draw:rect draw:style-name="gr41" draw:text-style-name="P25" draw:layer="layout" svg:width="1.25cm" svg:height="0.5cm" svg:x="8.75cm" svg:y="7cm">
                <text:p text:style-name="P1"/>
              </draw:rect>
              <draw:rect draw:style-name="gr41" draw:text-style-name="P25" draw:layer="layout" svg:width="2.5cm" svg:height="0.5cm" svg:x="12.5cm" svg:y="7cm">
                <text:p text:style-name="P1"/>
              </draw:rect>
              <draw:rect draw:style-name="gr41" draw:text-style-name="P25" draw:layer="layout" svg:width="2.5cm" svg:height="0.5cm" svg:x="10cm" svg:y="7cm">
                <text:p text:style-name="P1"/>
              </draw:rect>
              <draw:rect draw:style-name="gr41" draw:text-style-name="P25" draw:layer="layout" svg:width="0.625cm" svg:height="0.5cm" svg:x="8.125cm" svg:y="7cm">
                <text:p text:style-name="P1"/>
              </draw:rect>
            </draw:g>
          </draw:g>
          <draw:g>
            <draw:rect draw:style-name="gr43" draw:text-style-name="P24" draw:layer="layout" svg:width="0.625cm" svg:height="0.5cm" svg:x="15cm" svg:y="7cm">
              <text:p text:style-name="P10"><text:span text:style-name="T24">0</text:span></text:p>
            </draw:rect>
            <draw:rect draw:style-name="gr43" draw:text-style-name="P24" draw:layer="layout" svg:width="0.625cm" svg:height="0.5cm" svg:x="15.625cm" svg:y="7cm">
              <text:p text:style-name="P10"><text:span text:style-name="T24">10</text:span></text:p>
            </draw:rect>
            <draw:rect draw:style-name="gr44" draw:text-style-name="P24" draw:layer="layout" svg:width="0.625cm" svg:height="0.5cm" svg:x="16.25cm" svg:y="7cm">
              <text:p text:style-name="P10"><text:span text:style-name="T24">0</text:span></text:p>
            </draw:rect>
            <draw:rect draw:style-name="gr45" draw:text-style-name="P24" draw:layer="layout" svg:width="0.625cm" svg:height="0.5cm" svg:x="16.875cm" svg:y="7cm">
              <text:p text:style-name="P10"><text:span text:style-name="T24">80</text:span></text:p>
            </draw:rect>
            <draw:rect draw:style-name="gr43" draw:text-style-name="P24" draw:layer="layout" svg:width="0.625cm" svg:height="0.5cm" svg:x="17.5cm" svg:y="7cm">
              <text:p text:style-name="P10"><text:span text:style-name="T24">0</text:span></text:p>
            </draw:rect>
            <draw:rect draw:style-name="gr43" draw:text-style-name="P24" draw:layer="layout" svg:width="0.625cm" svg:height="0.5cm" svg:x="18.125cm" svg:y="7cm">
              <text:p text:style-name="P10"><text:span text:style-name="T24">90</text:span></text:p>
            </draw:rect>
            <draw:rect draw:style-name="gr45" draw:text-style-name="P24" draw:layer="layout" svg:width="0.625cm" svg:height="0.5cm" svg:x="18.75cm" svg:y="7cm">
              <text:p text:style-name="P10"><text:span text:style-name="T24">0</text:span></text:p>
            </draw:rect>
            <draw:rect draw:style-name="gr44" draw:text-style-name="P24" draw:layer="layout" svg:width="0.625cm" svg:height="0.5cm" svg:x="19.375cm" svg:y="7cm">
              <text:p text:style-name="P10"><text:span text:style-name="T24">20</text:span></text:p>
            </draw:rect>
            <draw:g>
              <draw:rect draw:style-name="gr41" draw:text-style-name="P25" draw:layer="layout" svg:width="1.25cm" svg:height="0.5cm" svg:x="15cm" svg:y="7cm">
                <text:p text:style-name="P1"/>
              </draw:rect>
              <draw:rect draw:style-name="gr41" draw:text-style-name="P25" draw:layer="layout" svg:width="1.25cm" svg:height="0.5cm" svg:x="16.25cm" svg:y="7cm">
                <text:p text:style-name="P1"/>
              </draw:rect>
              <draw:rect draw:style-name="gr41" draw:text-style-name="P25" draw:layer="layout" svg:width="1.25cm" svg:height="0.5cm" svg:x="17.5cm" svg:y="7cm">
                <text:p text:style-name="P1"/>
              </draw:rect>
              <draw:rect draw:style-name="gr41" draw:text-style-name="P25" draw:layer="layout" svg:width="1.25cm" svg:height="0.5cm" svg:x="18.75cm" svg:y="7cm">
                <text:p text:style-name="P1"/>
              </draw:rect>
            </draw:g>
          </draw:g>
        </draw:g>
        <draw:g draw:id="id70">
          <draw:rect draw:style-name="gr47" draw:text-style-name="P27" draw:layer="layout" svg:width="3cm" svg:height="0.5cm" svg:x="7.5cm" svg:y="14cm">
            <text:p text:style-name="P26"><text:span text:style-name="T25">0x00000000</text:span></text:p>
          </draw:rect>
          <draw:rect draw:style-name="gr48" draw:text-style-name="P27" draw:layer="layout" svg:width="7cm" svg:height="0.5cm" svg:x="13cm" svg:y="14cm">
            <text:p text:style-name="P19"><text:span text:style-name="T25">&lt;Zeiger auf Datenstruktur&gt;</text:span></text:p>
          </draw:rect>
          <draw:rect draw:style-name="gr49" draw:text-style-name="P28" draw:layer="layout" svg:width="3cm" svg:height="1cm" svg:x="7.5cm" svg:y="15.5cm">
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</draw:rect>
          <draw:rect draw:style-name="gr48" draw:text-style-name="P28" draw:layer="layout" svg:width="7cm" svg:height="1cm" svg:x="13cm" svg:y="15.5cm">
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</draw:rect>
          <draw:rect draw:style-name="gr49" draw:text-style-name="P28" draw:layer="layout" svg:width="3cm" svg:height="1cm" svg:x="7.5cm" svg:y="17cm">
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</draw:rect>
          <draw:rect draw:style-name="gr48" draw:text-style-name="P28" draw:layer="layout" svg:width="7cm" svg:height="1cm" svg:x="13cm" svg:y="17cm">
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</draw:rect>
          <draw:rect draw:style-name="gr48" draw:text-style-name="P27" draw:layer="layout" svg:width="7cm" svg:height="0.5cm" svg:x="13cm" svg:y="14.5cm">
            <text:p text:style-name="P19"><text:span text:style-name="T25">&lt;Zeiger auf Datenstruktur&gt;</text:span></text:p>
          </draw:rect>
          <draw:rect draw:style-name="gr48" draw:text-style-name="P27" draw:layer="layout" svg:width="7cm" svg:height="0.5cm" svg:x="13cm" svg:y="15cm">
            <text:p text:style-name="P19"><text:span text:style-name="T25">&lt;Zeiger auf Datenstruktur&gt;</text:span></text:p>
          </draw:rect>
          <draw:rect draw:style-name="gr48" draw:text-style-name="P27" draw:layer="layout" svg:width="7cm" svg:height="0.5cm" svg:x="13cm" svg:y="16.5cm">
            <text:p text:style-name="P19"><text:span text:style-name="T25">&lt;Zeiger auf Datenstruktur&gt;</text:span></text:p>
          </draw:rect>
          <draw:rect draw:style-name="gr48" draw:text-style-name="P27" draw:layer="layout" svg:width="7cm" svg:height="0.5cm" svg:x="13cm" svg:y="18cm">
            <text:p text:style-name="P19"><text:span text:style-name="T25">&lt;Zeiger auf Datenstruktur&gt;</text:span></text:p>
          </draw:rect>
          <draw:rect draw:style-name="gr48" draw:text-style-name="P27" draw:layer="layout" svg:width="7cm" svg:height="0.5cm" svg:x="13cm" svg:y="18.5cm">
            <text:p text:style-name="P19"><text:span text:style-name="T25">&lt;Zeiger auf Datenstruktur&gt;</text:span></text:p>
          </draw:rect>
          <draw:rect draw:style-name="gr47" draw:text-style-name="P27" draw:layer="layout" svg:width="3cm" svg:height="0.5cm" svg:x="7.5cm" svg:y="14.5cm">
            <text:p text:style-name="P26"><text:span text:style-name="T25">0x00000001</text:span></text:p>
          </draw:rect>
          <draw:rect draw:style-name="gr47" draw:text-style-name="P27" draw:layer="layout" svg:width="3cm" svg:height="0.5cm" svg:x="7.5cm" svg:y="15cm">
            <text:p text:style-name="P26"><text:span text:style-name="T25">0x00000002</text:span></text:p>
          </draw:rect>
          <draw:rect draw:style-name="gr47" draw:text-style-name="P27" draw:layer="layout" svg:width="3cm" svg:height="0.5cm" svg:x="7.5cm" svg:y="16.5cm">
            <text:p text:style-name="P26"><text:span text:style-name="T25">0x04960001</text:span></text:p>
          </draw:rect>
          <draw:rect draw:style-name="gr47" draw:text-style-name="P27" draw:layer="layout" svg:width="3cm" svg:height="0.5cm" svg:x="7.5cm" svg:y="18cm">
            <text:p text:style-name="P26"><text:span text:style-name="T25">0xfffffffe</text:span></text:p>
          </draw:rect>
          <draw:rect draw:style-name="gr47" draw:text-style-name="P27" draw:layer="layout" svg:width="3cm" svg:height="0.5cm" svg:x="7.5cm" svg:y="18.5cm">
            <text:p text:style-name="P26"><text:span text:style-name="T25">0xffffffff</text:span></text:p>
          </draw:rect>
          <draw:rect draw:style-name="gr51" draw:text-style-name="P29" draw:layer="layout" svg:width="2.5cm" svg:height="0.5cm" svg:x="10.5cm" svg:y="14cm">
            <text:p text:style-name="P19"><text:span text:style-name="T25">Visual</text:span></text:p>
          </draw:rect>
          <draw:rect draw:style-name="gr51" draw:text-style-name="P29" draw:layer="layout" svg:width="2.5cm" svg:height="0.5cm" svg:x="10.5cm" svg:y="14.5cm">
            <text:p text:style-name="P19"><text:span text:style-name="T25">Window</text:span></text:p>
          </draw:rect>
          <draw:rect draw:style-name="gr51" draw:text-style-name="P29" draw:layer="layout" svg:width="2.5cm" svg:height="0.5cm" svg:x="10.5cm" svg:y="15cm">
            <text:p text:style-name="P19"><text:span text:style-name="T25">Font</text:span></text:p>
          </draw:rect>
          <draw:rect draw:style-name="gr51" draw:text-style-name="P29" draw:layer="layout" svg:width="2.5cm" svg:height="0.5cm" svg:x="10.5cm" svg:y="16.5cm">
            <text:p text:style-name="P19"><text:span text:style-name="T25">Window</text:span></text:p>
          </draw:rect>
          <draw:rect draw:style-name="gr51" draw:text-style-name="P29" draw:layer="layout" svg:width="2.5cm" svg:height="0.5cm" svg:x="10.5cm" svg:y="18cm">
            <text:p text:style-name="P19"><text:span text:style-name="T25">Window</text:span></text:p>
          </draw:rect>
          <draw:rect draw:style-name="gr51" draw:text-style-name="P29" draw:layer="layout" svg:width="2.5cm" svg:height="0.5cm" svg:x="10.5cm" svg:y="18.5cm">
            <text:p text:style-name="P19"><text:span text:style-name="T25">GC</text:span></text:p>
          </draw:rect>
          <draw:rect draw:style-name="gr49" draw:text-style-name="P28" draw:layer="layout" svg:width="2.5cm" svg:height="1cm" svg:x="10.5cm" svg:y="15.5cm">
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</draw:rect>
          <draw:rect draw:style-name="gr49" draw:text-style-name="P28" draw:layer="layout" svg:width="2.5cm" svg:height="1cm" svg:x="10.5cm" svg:y="17cm">
            <text:p text:style-name="P10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</draw:rect>
          <draw:frame draw:style-name="gr52" draw:text-style-name="P1" draw:layer="layout" svg:width="12.5cm" svg:height="0.937cm" svg:x="7.5cm" svg:y="13cm">
            <draw:text-box>
              <text:p text:style-name="P1">Ressource-Manager</text:p>
            </draw:text-box>
          </draw:frame>
        </draw:g>
        <draw:g draw:id="id71">
          <draw:polyline draw:style-name="gr4" draw:text-style-name="P9" draw:layer="layout" svg:width="5.866cm" svg:height="2.308cm" draw:transform="rotate (-1.11823245175374) translate (4.501cm 11.5cm)" svg:viewBox="0 0 5867 2309" draw:points="0,1 4745,2308 5866,0">
            <text:p text:style-name="P1"/>
          </draw:polyline>
          <draw:frame draw:style-name="gr33" draw:text-style-name="P30" draw:layer="layout" svg:width="6.995cm" svg:height="0.526cm" svg:x="4.886cm" svg:y="12cm">
            <draw:text-box>
              <text:p text:style-name="P1"><text:span text:style-name="T27">lookup(0x04960001, Drawable)</text:span></text:p>
            </draw:text-box>
          </draw:frame>
          <draw:line draw:style-name="gr4" draw:text-style-name="P9" draw:layer="layout" svg:x1="11cm" svg:y1="10cm" svg:x2="11cm" svg:y2="8cm">
            <text:p text:style-name="P1"/>
          </draw:line>
        </draw:g>
        <draw:g draw:id="id72">
          <draw:line draw:style-name="gr4" draw:text-style-name="P9" draw:layer="layout" svg:x1="20cm" svg:y1="13cm" svg:x2="17.5cm" svg:y2="13.5cm">
            <text:p text:style-name="P1"/>
          </draw:line>
          <draw:g>
            <draw:g>
              <draw:rect draw:style-name="gr5" draw:text-style-name="P9" draw:layer="layout" svg:width="7cm" svg:height="3cm" svg:x="20cm" svg:y="10.5cm" draw:corner-radius="0.5cm">
                <text:p text:style-name="P1"/>
              </draw:rect>
              <draw:rect draw:style-name="gr5" draw:text-style-name="P9" draw:layer="layout" svg:width="6.72cm" svg:height="2.778cm" svg:x="20.14cm" svg:y="10.611cm" draw:corner-radius="0.5cm">
                <text:p text:style-name="P1"/>
              </draw:rect>
              <draw:rect draw:style-name="gr5" draw:text-style-name="P9" draw:layer="layout" svg:width="6.44cm" svg:height="2.556cm" svg:x="20.28cm" svg:y="10.722cm" draw:corner-radius="0.5cm">
                <text:p text:style-name="P1"/>
              </draw:rect>
            </draw:g>
            <draw:rect draw:style-name="gr6" draw:text-style-name="P11" draw:layer="layout" svg:width="6.5cm" svg:height="2.5cm" svg:x="20cm" svg:y="10.5cm">
              <text:p text:style-name="P10"><text:span text:style-name="T1">typischerweise</text:span><text:span text:style-name="T1"><text:line-break/></text:span><text:span text:style-name="T1">Hash-Tabelle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4 X.Org-Referenz-Server</text:p>
          </draw:text-box>
        </draw:frame>
        <draw:frame presentation:style-name="pr2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aus ursprünglicher Implementierung hervorgegangen</text:p>
              </text:list-item>
            </text:list>
            <text:list text:style-name="L2">
              <text:list-item>
                <text:list>
                  <text:list-item>
                    <text:p text:style-name="P5">einige Code-Teile 20 Jahre alt, und man merkt's auch...</text:p>
                  </text:list-item>
                </text:list>
              </text:list-item>
            </text:list>
            <text:list text:style-name="L2">
              <text:list-item>
                <text:p text:style-name="P4">Plain C, single-threaded; kombinierter IO-Multiplex, Dispatcher und Client-Scheduler</text:p>
              </text:list-item>
            </text:list>
            <text:list text:style-name="L2">
              <text:list-item>
                <text:p text:style-name="P4">einigermaßen leicht erweiterbar; erlaubt dynamisch geladene Module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4 X.Org-Referenz-Server</text:p>
          </draw:text-box>
        </draw:frame>
        <draw:frame draw:style-name="gr53" draw:text-style-name="P31" draw:layer="layout" svg:width="9cm" svg:height="2cm" svg:x="8cm" svg:y="7cm">
          <draw:text-box>
            <text:p text:style-name="P31">Ressourcen-Verwaltung</text:p>
          </draw:text-box>
        </draw:frame>
        <draw:frame draw:style-name="gr53" draw:text-style-name="P33" draw:id="id73" draw:layer="layout" svg:width="24cm" svg:height="2.076cm" svg:x="1.5cm" svg:y="9cm">
          <draw:text-box>
            <text:p text:style-name="P32"><text:span text:style-name="T28">/* neuen Ressourcen-Typ anlegen */</text:span></text:p>
            <text:p text:style-name="P32"><text:span text:style-name="T13">RESTYPE RT_GC;</text:span><text:span text:style-name="T13"><text:line-break/></text:span><text:span text:style-name="T13">RT_GC=CreateNewRessourceType(GCDestructorFunc);</text:span></text:p>
          </draw:text-box>
        </draw:frame>
        <draw:frame draw:style-name="gr53" draw:text-style-name="P33" draw:id="id75" draw:layer="layout" svg:width="24cm" svg:height="2.775cm" svg:x="1.5cm" svg:y="12.5cm">
          <draw:text-box>
            <text:p text:style-name="P32"><text:span text:style-name="T28">/* Datenstruktur als Ressource dieses Typs registrieren */</text:span></text:p>
            <text:p text:style-name="P32"><text:span text:style-name="T13">GCStruct *gc;</text:span><text:span text:style-name="T13"><text:line-break/></text:span><text:span text:style-name="T13">XID xid;</text:span><text:span text:style-name="T13"><text:line-break/></text:span><text:span text:style-name="T13">AddResource(xid, RT_GC, gc);</text:span></text:p>
          </draw:text-box>
        </draw:frame>
        <draw:g draw:id="id74">
          <draw:line draw:style-name="gr4" draw:text-style-name="P9" draw:layer="layout" svg:x1="17cm" svg:y1="9.5cm" svg:x2="14.5cm" svg:y2="10cm">
            <text:p text:style-name="P1"/>
          </draw:line>
          <draw:g>
            <draw:g>
              <draw:rect draw:style-name="gr5" draw:text-style-name="P9" draw:layer="layout" svg:width="7cm" svg:height="3cm" svg:x="17cm" svg:y="7cm" draw:corner-radius="0.5cm">
                <text:p text:style-name="P1"/>
              </draw:rect>
              <draw:rect draw:style-name="gr5" draw:text-style-name="P9" draw:layer="layout" svg:width="6.72cm" svg:height="2.778cm" svg:x="17.14cm" svg:y="7.111cm" draw:corner-radius="0.5cm">
                <text:p text:style-name="P1"/>
              </draw:rect>
              <draw:rect draw:style-name="gr5" draw:text-style-name="P9" draw:layer="layout" svg:width="6.44cm" svg:height="2.556cm" svg:x="17.28cm" svg:y="7.222cm" draw:corner-radius="0.5cm">
                <text:p text:style-name="P1"/>
              </draw:rect>
            </draw:g>
            <draw:rect draw:style-name="gr6" draw:text-style-name="P11" draw:layer="layout" svg:width="6.5cm" svg:height="2.5cm" svg:x="17cm" svg:y="7cm">
              <text:p text:style-name="P10"><text:span text:style-name="T1">Destruktor; gibt</text:span><text:span text:style-name="T1"><text:line-break/></text:span><text:span text:style-name="T1">u.a. Speicher frei</text:span></text:p>
            </draw:rect>
          </draw:g>
        </draw:g>
        <draw:frame draw:style-name="gr53" draw:text-style-name="P33" draw:id="id76" draw:layer="layout" svg:width="24cm" svg:height="2.775cm" svg:x="1.5cm" svg:y="16.443cm">
          <draw:text-box>
            <text:p text:style-name="P32"><text:span text:style-name="T28">/* Ressource zu gegebener ID auflösen */</text:span></text:p>
            <text:p text:style-name="P32"><text:span text:style-name="T13">XID xid;</text:span><text:span text:style-name="T13"><text:line-break/></text:span><text:span text:style-name="T13">GCStruct *gc=SecurityLookupIDByType(client, xid, RT_GC,</text:span><text:span text:style-name="T13"><text:line-break/></text:span><text:span text:style-name="T13"> <text:s text:c="12"/>SecurityReadAccess);</text:span></text:p>
          </draw:text-box>
        </draw:frame>
        <draw:g draw:id="id77">
          <draw:line draw:style-name="gr4" draw:text-style-name="P9" draw:layer="layout" svg:x1="17cm" svg:y1="17cm" svg:x2="9.856cm" svg:y2="17.707cm">
            <text:p text:style-name="P1"/>
          </draw:line>
          <draw:g>
            <draw:g>
              <draw:rect draw:style-name="gr5" draw:text-style-name="P9" draw:layer="layout" svg:width="10cm" svg:height="3cm" svg:x="17cm" svg:y="14.5cm" draw:corner-radius="0.5cm">
                <text:p text:style-name="P1"/>
              </draw:rect>
              <draw:rect draw:style-name="gr5" draw:text-style-name="P9" draw:layer="layout" svg:width="9.6cm" svg:height="2.778cm" svg:x="17.2cm" svg:y="14.611cm" draw:corner-radius="0.5cm">
                <text:p text:style-name="P1"/>
              </draw:rect>
              <draw:rect draw:style-name="gr5" draw:text-style-name="P9" draw:layer="layout" svg:width="9.2cm" svg:height="2.556cm" svg:x="17.4cm" svg:y="14.722cm" draw:corner-radius="0.5cm">
                <text:p text:style-name="P1"/>
              </draw:rect>
            </draw:g>
            <draw:rect draw:style-name="gr6" draw:text-style-name="P11" draw:layer="layout" svg:width="9.5cm" svg:height="2.5cm" svg:x="17cm" svg:y="14.5cm">
              <text:p text:style-name="P10"><text:span text:style-name="T1">“</text:span><text:span text:style-name="T1">Security”-Funktionalität</text:span><text:span text:style-name="T1"><text:line-break/></text:span><text:span text:style-name="T1">derzeit nur Platzhalter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2. Implementierung: X11R6<text:line-break/>2.4 X.Org-Referenz-Server</text:p>
          </draw:text-box>
        </draw:frame>
        <draw:frame draw:style-name="gr53" draw:text-style-name="P31" draw:layer="layout" svg:width="9cm" svg:height="2cm" svg:x="8cm" svg:y="7cm">
          <draw:text-box>
            <text:p text:style-name="P31">“Vererbung”</text:p>
          </draw:text-box>
        </draw:frame>
        <draw:frame draw:style-name="gr53" draw:text-style-name="P34" draw:id="id78" draw:layer="layout" svg:width="24cm" svg:height="2.076cm" svg:x="1.5cm" svg:y="9cm">
          <draw:text-box>
            <text:p text:style-name="P32"><text:span text:style-name="T28">/* neuen Ressourcen-Klasse anlegen */</text:span></text:p>
            <text:p text:style-name="P32"><text:span text:style-name="T13">RESTYPE RC_Drawable;</text:span><text:span text:style-name="T13"><text:line-break/></text:span><text:span text:style-name="T13">RC_Drawable=CreateNewRessourceClass();</text:span></text:p>
          </draw:text-box>
        </draw:frame>
        <draw:frame draw:style-name="gr53" draw:text-style-name="P33" draw:id="id79" draw:layer="layout" svg:width="24cm" svg:height="2.076cm" svg:x="1.5cm" svg:y="12.5cm">
          <draw:text-box>
            <text:p text:style-name="P32"><text:span text:style-name="T28">/* Ressourcen-Typ als Subtyp einer Klasse eirzeugen */</text:span></text:p>
            <text:p text:style-name="P32"><text:span text:style-name="T13">RESTYPE RT_Window;</text:span><text:span text:style-name="T13"><text:line-break/></text:span><text:span text:style-name="T13">RT_Window=CreateNewRessourceType(WindowDestructorFunc) | RC_Drawable;</text:span></text:p>
          </draw:text-box>
        </draw:frame>
        <draw:frame draw:style-name="gr53" draw:text-style-name="P33" draw:id="id80" draw:layer="layout" svg:width="24cm" svg:height="2.775cm" svg:x="1.5cm" svg:y="16.443cm">
          <draw:text-box>
            <text:p text:style-name="P32"><text:span text:style-name="T28">/* Ressource nach Klassentyp suchen */</text:span></text:p>
            <text:p text:style-name="P32"><text:span text:style-name="T13">DrawableStruct *ds;</text:span></text:p>
            <text:p text:style-name="P32"><text:span text:style-name="T13">ds=SecurityLookupIDByClass(client, xid, RC_Drawable,</text:span><text:span text:style-name="T13"><text:line-break/></text:span><text:span text:style-name="T13"> <text:s text:c="26"/>SecurityWriteAccess);</text:span></text:p>
          </draw:text-box>
        </draw:frame>
        <draw:g draw:id="id81">
          <draw:line draw:style-name="gr4" draw:text-style-name="P9" draw:layer="layout" svg:x1="17cm" svg:y1="17cm" svg:x2="9.5cm" svg:y2="17.5cm">
            <text:p text:style-name="P1"/>
          </draw:line>
          <draw:g>
            <draw:g>
              <draw:rect draw:style-name="gr5" draw:text-style-name="P9" draw:layer="layout" svg:width="10.5cm" svg:height="3.5cm" svg:x="16.5cm" svg:y="14.5cm" draw:corner-radius="0.5cm">
                <text:p text:style-name="P1"/>
              </draw:rect>
              <draw:rect draw:style-name="gr5" draw:text-style-name="P9" draw:layer="layout" svg:width="10.08cm" svg:height="3.241cm" svg:x="16.71cm" svg:y="14.63cm" draw:corner-radius="0.5cm">
                <text:p text:style-name="P1"/>
              </draw:rect>
              <draw:rect draw:style-name="gr5" draw:text-style-name="P9" draw:layer="layout" svg:width="9.66cm" svg:height="2.982cm" svg:x="16.92cm" svg:y="14.759cm" draw:corner-radius="0.5cm">
                <text:p text:style-name="P1"/>
              </draw:rect>
            </draw:g>
            <draw:rect draw:style-name="gr6" draw:text-style-name="P11" draw:layer="layout" svg:width="10cm" svg:height="3cm" svg:x="16.5cm" svg:y="14.5cm">
              <text:p text:style-name="P10"><text:span text:style-name="T1">Implementierer für</text:span><text:span text:style-name="T1"><text:line-break/></text:span><text:span text:style-name="T1">“Verträglichkeit” der Daten-</text:span><text:span text:style-name="T1"><text:line-break/></text:span><text:span text:style-name="T1">typen selbst verantwortlich</text:span></text:p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2.4 X.Org-Referenz-Server</text:p>
          </draw:text-box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Request-Verarbeitung dynamisch</text:p>
              </text:list-item>
            </text:list>
            <text:list text:style-name="L2">
              <text:list-item>
                <text:list>
                  <text:list-item>
                    <text:p text:style-name="P5">Tabelle mit Funktionszeige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ynamisches Registrieren möglich</text:p>
                  </text:list-item>
                </text:list>
              </text:list-item>
            </text:list>
            <text:list text:style-name="L2">
              <text:list-item>
                <text:p text:style-name="P4">Funktionszeiger in nahezu allen Datenstrukturen</text:p>
              </text:list-item>
            </text:list>
            <text:list text:style-name="L2">
              <text:list-item>
                <text:p text:style-name="P4">Interface für ladbare Module</text:p>
              </text:list-item>
            </text:list>
            <text:list text:style-name="L2">
              <text:list-item>
                <text:list>
                  <text:list-item>
                    <text:p text:style-name="P5">auf Grund seltsamer Design-Entscheidungen allerdings nicht alle Symbole verfüg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2. Implementierung: X11R6<text:line-break/>Zusammenfassung</text:p>
          </draw:text-box>
        </draw:frame>
        <draw:frame presentation:style-name="pr2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Struktur der Client-/Server-Implementieru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de" style:country-asian="DE" style:font-family-complex="Tahoma, Lucidasans, 'Lucida Sans', 'Arial Unicode MS'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Standard" style:page-layout-name="PM1" draw:style-name="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2.767cm" svg:height="9.575cm" svg:x="4.411cm" svg:y="2.794cm" presentation:class="page"/>
        <draw:frame presentation:style-name="Standard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4-10T13:52:49</meta:creation-date>
    <dc:date>2006-04-18T08:44:21</dc:date>
    <dc:language>en-US</dc:language>
    <meta:editing-cycles>33</meta:editing-cycles>
    <meta:editing-duration>PT7H38M58S</meta:editing-duration>
    <meta:user-defined meta:name="Info 1"/>
    <meta:user-defined meta:name="Info 2"/>
    <meta:user-defined meta:name="Info 3"/>
    <meta:user-defined meta:name="Info 4"/>
    <meta:document-statistic meta:object-count="594"/>
  </office:meta>
</office:document-meta>
</file>